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63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2.2264in"/>
    </style:style>
    <style:style style:name="Table1.D" style:family="table-column">
      <style:table-column-properties style:column-width="4.0826in"/>
    </style:style>
    <style:style style:name="Table1.1" style:family="table-row">
      <style:table-row-properties style:min-row-height="0.4361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4f93ab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43f2785" officeooo:paragraph-rsid="04fbe144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5293c2" style:font-name-asian="Kozuka Gothic Pr6N L" style:font-size-asian="8.5pt" style:font-weight-asian="bold" style:font-name-complex="Open Sans" style:font-size-complex="8.5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4f93ab" style:font-name-asian="Kozuka Gothic Pr6N L" style:font-size-asian="8.5pt" style:font-weight-asian="bold" style:font-name-complex="Open Sans" style:font-size-complex="8.5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42f93e8" officeooo:paragraph-rsid="042f93e8" style:font-name-asian="Kozuka Gothic Pr6N L" style:font-size-asian="8.5pt" style:font-weight-asian="bold" style:font-name-complex="Open Sans" style:font-size-complex="8.5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14d97a3" officeooo:paragraph-rsid="014d97a3" style:font-name-asian="Kozuka Gothic Pr6N L" style:font-size-asian="8.5pt" style:font-name-complex="Open Sans" style:font-size-complex="8.5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Open Sans" fo:font-size="10pt" fo:font-weight="bold" officeooo:rsid="05769ce3" officeooo:paragraph-rsid="05788254" style:font-name-asian="Kozuka Gothic Pr6N L" style:font-size-asian="10pt" style:font-weight-asian="bold" style:font-name-complex="Open Sans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paragraph-rsid="0048ff3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paragraph-rsid="05adaf0f"/>
    </style:style>
    <style:style style:name="P19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20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679be9"/>
    </style:style>
    <style:style style:name="P21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bdb9f0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23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3pt" fo:font-weight="bold" officeooo:paragraph-rsid="05788254" style:font-name-asian="Kozuka Gothic Pr6N L" style:font-size-asian="13pt" style:font-weight-asian="bold" style:font-name-complex="Open Sans" style:font-size-complex="13pt" style:font-weight-complex="bold"/>
    </style:style>
    <style:style style:name="P2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4a7259d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5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1ade33b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15b902a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7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rsid="015293c2" officeooo:paragraph-rsid="04163c90" style:font-name-asian="Kozuka Gothic Pr6N L" style:font-size-asian="8.5pt" style:font-name-complex="Open Sans" style:font-size-complex="8.5pt" fo:hyphenate="false"/>
    </style:style>
    <style:style style:name="P28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paragraph-rsid="04072708" style:font-name-asian="Kozuka Gothic Pr6N L" style:font-size-asian="8.5pt" style:font-name-complex="Open Sans" style:font-size-complex="8.5pt" fo:hyphenate="false"/>
    </style:style>
    <style:style style:name="P29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paragraph-rsid="04468641" style:font-name-asian="Kozuka Gothic Pr6N L" style:font-size-asian="8.5pt" style:font-name-complex="Open Sans" style:font-size-complex="8.5pt" fo:hyphenate="false"/>
    </style:style>
    <style:style style:name="P30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style:font-name-asian="Kozuka Gothic Pr6N L" style:font-size-asian="8.5pt" style:font-name-complex="Open Sans" style:font-size-complex="8.5pt" fo:hyphenate="false"/>
    </style:style>
    <style:style style:name="P31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rsid="0114c5d5" officeooo:paragraph-rsid="0114c5d5" style:font-name-asian="Kozuka Gothic Pr6N L" style:font-size-asian="8.5pt" style:font-name-complex="Open Sans" style:font-size-complex="8.5pt" fo:hyphenate="false"/>
    </style:style>
    <style:style style:name="P32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5d72d60" fo:hyphenate="false"/>
    </style:style>
    <style:style style:name="P3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/>
    </style:style>
    <style:style style:name="P3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/>
    </style:style>
    <style:style style:name="P35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5293c2" fo:hyphenate="false"/>
    </style:style>
    <style:style style:name="P3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/>
    </style:style>
    <style:style style:name="P3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009949" fo:hyphenate="false"/>
    </style:style>
    <style:style style:name="P38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fo:hyphenate="false"/>
    </style:style>
    <style:style style:name="P39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3c2cee" fo:hyphenate="false"/>
    </style:style>
    <style:style style:name="P40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text-underline-style="none" officeooo:paragraph-rsid="03342bf9" fo:hyphenate="false"/>
    </style:style>
    <style:style style:name="P41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42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43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5dc79c1"/>
    </style:style>
    <style:style style:name="P44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45" style:family="paragraph" style:parent-style-name="List_20_Paragraph" style:list-style-name="WWNum12">
      <loext:graphic-properties draw:fill="none"/>
      <style:paragraph-properties fo:margin-left="0.1252in" fo:margin-right="0in" fo:margin-top="0in" fo:margin-bottom="0in" loext:contextual-spacing="false" fo:line-height="100%" fo:orphans="2" fo:widows="2" fo:hyphenation-ladder-count="no-limit" fo:text-indent="0in" style:auto-text-indent="false" fo:background-color="transparent">
        <style:tab-stops/>
      </style:paragraph-properties>
      <style:text-properties style:font-name="Open Sans" fo:font-size="8.5pt" officeooo:paragraph-rsid="04468641" style:font-name-asian="Kozuka Gothic Pr6N L" style:font-size-asian="8.5pt" style:font-name-complex="Open Sans" style:font-size-complex="8.5pt" fo:hyphenate="false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a18a1c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a45659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a9dfc4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106de01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10e9f60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141d56e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1438ab6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1478931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14c5b93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14d97a3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officeooo:rsid="0156df12" style:font-name-asian="Kozuka Gothic Pr6N L" style:font-size-asian="8.5pt" style:font-name-complex="Open Sans" style:font-size-complex="8.5pt"/>
    </style:style>
    <style:style style:name="T24" style:family="text">
      <style:text-properties style:font-name="Open Sans" fo:font-size="8.5pt" officeooo:rsid="01605481" style:font-name-asian="Kozuka Gothic Pr6N L" style:font-size-asian="8.5pt" style:font-name-complex="Open Sans" style:font-size-complex="8.5pt"/>
    </style:style>
    <style:style style:name="T25" style:family="text">
      <style:text-properties style:font-name="Open Sans" fo:font-size="8.5pt" officeooo:rsid="0161038a" style:font-name-asian="Kozuka Gothic Pr6N L" style:font-size-asian="8.5pt" style:font-name-complex="Open Sans" style:font-size-complex="8.5pt"/>
    </style:style>
    <style:style style:name="T26" style:family="text">
      <style:text-properties style:font-name="Open Sans" fo:font-size="8.5pt" officeooo:rsid="016211e2" style:font-name-asian="Kozuka Gothic Pr6N L" style:font-size-asian="8.5pt" style:font-name-complex="Open Sans" style:font-size-complex="8.5pt"/>
    </style:style>
    <style:style style:name="T27" style:family="text">
      <style:text-properties style:font-name="Open Sans" fo:font-size="8.5pt" officeooo:rsid="02836320" style:font-name-asian="Kozuka Gothic Pr6N L" style:font-size-asian="8.5pt" style:font-name-complex="Open Sans" style:font-size-complex="8.5pt"/>
    </style:style>
    <style:style style:name="T28" style:family="text">
      <style:text-properties style:font-name="Open Sans" fo:font-size="8.5pt" officeooo:rsid="039b8da8" style:font-name-asian="Kozuka Gothic Pr6N L" style:font-size-asian="8.5pt" style:font-name-complex="Open Sans" style:font-size-complex="8.5pt"/>
    </style:style>
    <style:style style:name="T29" style:family="text">
      <style:text-properties style:font-name="Open Sans" fo:font-size="8.5pt" officeooo:rsid="03a8608e" style:font-name-asian="Kozuka Gothic Pr6N L" style:font-size-asian="8.5pt" style:font-name-complex="Open Sans" style:font-size-complex="8.5pt"/>
    </style:style>
    <style:style style:name="T30" style:family="text">
      <style:text-properties style:font-name="Open Sans" fo:font-size="8.5pt" officeooo:rsid="0394e422" style:font-name-asian="Kozuka Gothic Pr6N L" style:font-size-asian="8.5pt" style:font-name-complex="Open Sans" style:font-size-complex="8.5pt"/>
    </style:style>
    <style:style style:name="T31" style:family="text">
      <style:text-properties style:font-name="Open Sans" fo:font-size="8.5pt" officeooo:rsid="002ee3a9" style:font-name-asian="Kozuka Gothic Pr6N L" style:font-size-asian="8.5pt" style:font-name-complex="Open Sans" style:font-size-complex="8.5pt"/>
    </style:style>
    <style:style style:name="T32" style:family="text">
      <style:text-properties style:font-name="Open Sans" fo:font-size="8.5pt" officeooo:rsid="0479efb5" style:font-name-asian="Kozuka Gothic Pr6N L" style:font-size-asian="8.5pt" style:font-name-complex="Open Sans" style:font-size-complex="8.5pt"/>
    </style:style>
    <style:style style:name="T33" style:family="text">
      <style:text-properties style:font-name="Open Sans" fo:font-size="8.5pt" officeooo:rsid="04cfb4dc" style:font-name-asian="Kozuka Gothic Pr6N L" style:font-size-asian="8.5pt" style:font-name-complex="Open Sans" style:font-size-complex="8.5pt"/>
    </style:style>
    <style:style style:name="T34" style:family="text">
      <style:text-properties style:font-name="Open Sans" fo:font-size="8.5pt" officeooo:rsid="04f0f372" style:font-name-asian="Kozuka Gothic Pr6N L" style:font-size-asian="8.5pt" style:font-name-complex="Open Sans" style:font-size-complex="8.5pt"/>
    </style:style>
    <style:style style:name="T35" style:family="text">
      <style:text-properties style:font-name="Open Sans" fo:font-size="8.5pt" officeooo:rsid="05112f0c" style:font-name-asian="Kozuka Gothic Pr6N L" style:font-size-asian="8.5pt" style:font-name-complex="Open Sans" style:font-size-complex="8.5pt"/>
    </style:style>
    <style:style style:name="T36" style:family="text">
      <style:text-properties style:font-name="Open Sans" fo:font-size="8.5pt" officeooo:rsid="05121f63" style:font-name-asian="Kozuka Gothic Pr6N L" style:font-size-asian="8.5pt" style:font-name-complex="Open Sans" style:font-size-complex="8.5pt"/>
    </style:style>
    <style:style style:name="T37" style:family="text">
      <style:text-properties style:font-name="Open Sans" fo:font-size="8.5pt" officeooo:rsid="05368b0d" style:font-name-asian="Kozuka Gothic Pr6N L" style:font-size-asian="8.5pt" style:font-name-complex="Open Sans" style:font-size-complex="8.5pt"/>
    </style:style>
    <style:style style:name="T38" style:family="text">
      <style:text-properties style:font-name="Open Sans" fo:font-size="8.5pt" officeooo:rsid="05b41aca" style:font-name-asian="Kozuka Gothic Pr6N L" style:font-size-asian="8.5pt" style:font-name-complex="Open Sans" style:font-size-complex="8.5pt"/>
    </style:style>
    <style:style style:name="T39" style:family="text">
      <style:text-properties style:font-name="Open Sans" fo:font-size="8.5pt" officeooo:rsid="05c8a670" style:font-name-asian="Kozuka Gothic Pr6N L" style:font-size-asian="8.5pt" style:font-name-complex="Open Sans" style:font-size-complex="8.5pt"/>
    </style:style>
    <style:style style:name="T40" style:family="text">
      <style:text-properties style:font-name="Open Sans" fo:font-size="8.5pt" officeooo:rsid="05cc8d4e" style:font-name-asian="Kozuka Gothic Pr6N L" style:font-size-asian="8.5pt" style:font-name-complex="Open Sans" style:font-size-complex="8.5pt"/>
    </style:style>
    <style:style style:name="T41" style:family="text">
      <style:text-properties style:font-name="Open Sans" fo:font-size="8.5pt" officeooo:rsid="05ce7c6b" style:font-name-asian="Kozuka Gothic Pr6N L" style:font-size-asian="8.5pt" style:font-name-complex="Open Sans" style:font-size-complex="8.5pt"/>
    </style:style>
    <style:style style:name="T42" style:family="text">
      <style:text-properties style:font-name="Open Sans" fo:font-size="8.5pt" officeooo:rsid="05d5699e" style:font-name-asian="Kozuka Gothic Pr6N L" style:font-size-asian="8.5pt" style:font-name-complex="Open Sans" style:font-size-complex="8.5pt"/>
    </style:style>
    <style:style style:name="T43" style:family="text">
      <style:text-properties style:font-name="Open Sans" fo:font-size="8.5pt" officeooo:rsid="05dc79c1" style:font-name-asian="Kozuka Gothic Pr6N L" style:font-size-asian="8.5pt" style:font-name-complex="Open Sans" style:font-size-complex="8.5pt"/>
    </style:style>
    <style:style style:name="T44" style:family="text">
      <style:text-properties style:font-name="Open Sans" fo:font-size="8.5pt" officeooo:rsid="05ddac2c" style:font-name-asian="Kozuka Gothic Pr6N L" style:font-size-asian="8.5pt" style:font-name-complex="Open Sans" style:font-size-complex="8.5pt"/>
    </style:style>
    <style:style style:name="T45" style:family="text">
      <style:text-properties style:font-name="Open Sans" fo:font-size="8.5pt" officeooo:rsid="05de61f0" style:font-name-asian="Kozuka Gothic Pr6N L" style:font-size-asian="8.5pt" style:font-name-complex="Open Sans" style:font-size-complex="8.5pt"/>
    </style:style>
    <style:style style:name="T46" style:family="text">
      <style:text-properties style:font-name="Open Sans" fo:font-size="8.5pt" officeooo:rsid="05dfc0c3" style:font-name-asian="Kozuka Gothic Pr6N L" style:font-size-asian="8.5pt" style:font-name-complex="Open Sans" style:font-size-complex="8.5pt"/>
    </style:style>
    <style:style style:name="T47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48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49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50" style:family="text">
      <style:text-properties style:font-name="Open Sans" fo:font-size="8.5pt" fo:font-weight="bold" officeooo:rsid="004a4a4b" style:font-name-asian="Kozuka Gothic Pr6N L" style:font-size-asian="8.5pt" style:font-weight-asian="bold" style:font-name-complex="Open Sans" style:font-size-complex="8.5pt"/>
    </style:style>
    <style:style style:name="T51" style:family="text">
      <style:text-properties style:font-name="Open Sans" fo:font-size="8.5pt" fo:font-weight="bold" officeooo:rsid="0048ff3d" style:font-name-asian="Kozuka Gothic Pr6N L" style:font-size-asian="8.5pt" style:font-weight-asian="bold" style:font-name-complex="Open Sans" style:font-size-complex="8.5pt"/>
    </style:style>
    <style:style style:name="T52" style:family="text">
      <style:text-properties style:font-name="Open Sans" fo:font-size="8.5pt" fo:font-weight="bold" officeooo:rsid="05887cb5" style:font-name-asian="Kozuka Gothic Pr6N L" style:font-size-asian="8.5pt" style:font-weight-asian="bold" style:font-name-complex="Open Sans" style:font-size-complex="8.5pt"/>
    </style:style>
    <style:style style:name="T53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54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55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56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57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58" style:family="text">
      <style:text-properties style:font-name="Open Sans" fo:font-size="8.5pt" fo:font-style="italic" officeooo:rsid="00bb90d9" style:font-name-asian="Kozuka Gothic Pr6N L" style:font-size-asian="8.5pt" style:font-style-asian="italic" style:font-name-complex="Open Sans" style:font-size-complex="8.5pt" style:font-style-complex="italic"/>
    </style:style>
    <style:style style:name="T59" style:family="text">
      <style:text-properties style:font-name="Open Sans" fo:font-size="8.5pt" fo:font-style="italic" officeooo:rsid="01006ba3" style:font-name-asian="Kozuka Gothic Pr6N L" style:font-size-asian="8.5pt" style:font-style-asian="italic" style:font-name-complex="Open Sans" style:font-size-complex="8.5pt" style:font-style-complex="italic"/>
    </style:style>
    <style:style style:name="T60" style:family="text">
      <style:text-properties style:font-name="Open Sans" fo:font-size="8.5pt" fo:font-style="italic" fo:font-weight="normal" style:font-name-asian="Kozuka Gothic Pr6N L" style:font-size-asian="8.5pt" style:font-style-asian="italic" style:font-weight-asian="normal" style:font-name-complex="Open Sans" style:font-size-complex="8.5pt" style:font-style-complex="italic" style:font-weight-complex="normal"/>
    </style:style>
    <style:style style:name="T61" style:family="text">
      <style:text-properties style:font-name="Open Sans" fo:font-size="8.5pt" fo:font-style="italic" fo:font-weight="normal" style:font-name-asian="Kozuka Gothic Pr6N L" style:font-size-asian="8.5pt" style:font-style-asian="italic" style:font-weight-asian="normal" style:font-name-complex="Open Sans" style:font-size-complex="8.5pt" style:font-weight-complex="normal"/>
    </style:style>
    <style:style style:name="T62" style:family="text">
      <style:text-properties style:font-name="Open Sans" fo:font-size="8.5pt" style:font-size-asian="8.5pt" style:font-name-complex="Open Sans" style:font-size-complex="8.5pt"/>
    </style:style>
    <style:style style:name="T63" style:family="text">
      <style:text-properties style:font-name="Open Sans" fo:font-size="8.5pt" officeooo:rsid="0066abe7" style:font-size-asian="8.5pt" style:font-name-complex="Open Sans" style:font-size-complex="8.5pt"/>
    </style:style>
    <style:style style:name="T64" style:family="text">
      <style:text-properties style:font-name="Open Sans" fo:font-size="8.5pt" officeooo:rsid="010e0393" style:font-size-asian="8.5pt" style:font-name-complex="Open Sans" style:font-size-complex="8.5pt"/>
    </style:style>
    <style:style style:name="T65" style:family="text">
      <style:text-properties style:font-name="Open Sans" fo:font-size="8.5pt" officeooo:rsid="01890ba9" style:font-size-asian="8.5pt" style:font-name-complex="Open Sans" style:font-size-complex="8.5pt"/>
    </style:style>
    <style:style style:name="T66" style:family="text">
      <style:text-properties style:font-name="Open Sans" fo:font-size="8.5pt" officeooo:rsid="02940f3b" style:font-size-asian="8.5pt" style:font-name-complex="Open Sans" style:font-size-complex="8.5pt"/>
    </style:style>
    <style:style style:name="T67" style:family="text">
      <style:text-properties style:font-name="Open Sans" fo:font-size="8.5pt" officeooo:rsid="02a2b64a" style:font-size-asian="8.5pt" style:font-name-complex="Open Sans" style:font-size-complex="8.5pt"/>
    </style:style>
    <style:style style:name="T68" style:family="text">
      <style:text-properties style:font-name="Open Sans" fo:font-size="8.5pt" officeooo:rsid="02a4927b" style:font-size-asian="8.5pt" style:font-name-complex="Open Sans" style:font-size-complex="8.5pt"/>
    </style:style>
    <style:style style:name="T69" style:family="text">
      <style:text-properties style:font-name="Open Sans" fo:font-size="8.5pt" officeooo:rsid="02a5c78c" style:font-size-asian="8.5pt" style:font-name-complex="Open Sans" style:font-size-complex="8.5pt"/>
    </style:style>
    <style:style style:name="T70" style:family="text">
      <style:text-properties style:font-name="Open Sans" fo:font-size="8.5pt" officeooo:rsid="02a90fce" style:font-size-asian="8.5pt" style:font-name-complex="Open Sans" style:font-size-complex="8.5pt"/>
    </style:style>
    <style:style style:name="T71" style:family="text">
      <style:text-properties style:font-name="Open Sans" fo:font-size="8.5pt" officeooo:rsid="02aa4a4a" style:font-size-asian="8.5pt" style:font-name-complex="Open Sans" style:font-size-complex="8.5pt"/>
    </style:style>
    <style:style style:name="T72" style:family="text">
      <style:text-properties style:font-name="Open Sans" fo:font-size="8.5pt" officeooo:rsid="02ac62c0" style:font-size-asian="8.5pt" style:font-name-complex="Open Sans" style:font-size-complex="8.5pt"/>
    </style:style>
    <style:style style:name="T73" style:family="text">
      <style:text-properties style:font-name="Open Sans" fo:font-size="8.5pt" officeooo:rsid="02b8bbaa" style:font-size-asian="8.5pt" style:font-name-complex="Open Sans" style:font-size-complex="8.5pt"/>
    </style:style>
    <style:style style:name="T74" style:family="text">
      <style:text-properties style:font-name="Open Sans" fo:font-size="8.5pt" officeooo:rsid="02c8016c" style:font-size-asian="8.5pt" style:font-name-complex="Open Sans" style:font-size-complex="8.5pt"/>
    </style:style>
    <style:style style:name="T75" style:family="text">
      <style:text-properties style:font-name="Open Sans" fo:font-size="8.5pt" officeooo:rsid="02c8b519" style:font-size-asian="8.5pt" style:font-name-complex="Open Sans" style:font-size-complex="8.5pt"/>
    </style:style>
    <style:style style:name="T76" style:family="text">
      <style:text-properties style:font-name="Open Sans" fo:font-size="8.5pt" officeooo:rsid="02c8ea13" style:font-size-asian="8.5pt" style:font-name-complex="Open Sans" style:font-size-complex="8.5pt"/>
    </style:style>
    <style:style style:name="T77" style:family="text">
      <style:text-properties style:font-name="Open Sans" fo:font-size="8.5pt" officeooo:rsid="02dc682b" style:font-size-asian="8.5pt" style:font-name-complex="Open Sans" style:font-size-complex="8.5pt"/>
    </style:style>
    <style:style style:name="T78" style:family="text">
      <style:text-properties style:font-name="Open Sans" fo:font-size="8.5pt" officeooo:rsid="02e8fa41" style:font-size-asian="8.5pt" style:font-name-complex="Open Sans" style:font-size-complex="8.5pt"/>
    </style:style>
    <style:style style:name="T79" style:family="text">
      <style:text-properties style:font-name="Open Sans" fo:font-size="8.5pt" officeooo:rsid="02fa8e94" style:font-size-asian="8.5pt" style:font-name-complex="Open Sans" style:font-size-complex="8.5pt"/>
    </style:style>
    <style:style style:name="T80" style:family="text">
      <style:text-properties style:font-name="Open Sans" fo:font-size="8.5pt" officeooo:rsid="02fabdcb" style:font-size-asian="8.5pt" style:font-name-complex="Open Sans" style:font-size-complex="8.5pt"/>
    </style:style>
    <style:style style:name="T81" style:family="text">
      <style:text-properties style:font-name="Open Sans" fo:font-size="8.5pt" officeooo:rsid="02fd6388" style:font-size-asian="8.5pt" style:font-name-complex="Open Sans" style:font-size-complex="8.5pt"/>
    </style:style>
    <style:style style:name="T82" style:family="text">
      <style:text-properties style:font-name="Open Sans" fo:font-size="8.5pt" officeooo:rsid="032ceadb" style:font-size-asian="8.5pt" style:font-name-complex="Open Sans" style:font-size-complex="8.5pt"/>
    </style:style>
    <style:style style:name="T83" style:family="text">
      <style:text-properties style:font-name="Open Sans" fo:font-size="8.5pt" officeooo:rsid="03310bf0" style:font-size-asian="8.5pt" style:font-name-complex="Open Sans" style:font-size-complex="8.5pt"/>
    </style:style>
    <style:style style:name="T84" style:family="text">
      <style:text-properties style:font-name="Open Sans" fo:font-size="8.5pt" officeooo:rsid="038073cc" style:font-size-asian="8.5pt" style:font-name-complex="Open Sans" style:font-size-complex="8.5pt"/>
    </style:style>
    <style:style style:name="T85" style:family="text">
      <style:text-properties style:font-name="Open Sans" fo:font-size="8.5pt" officeooo:rsid="0381caff" style:font-size-asian="8.5pt" style:font-name-complex="Open Sans" style:font-size-complex="8.5pt"/>
    </style:style>
    <style:style style:name="T86" style:family="text">
      <style:text-properties style:font-name="Open Sans" fo:font-size="8.5pt" officeooo:rsid="03838e70" style:font-size-asian="8.5pt" style:font-name-complex="Open Sans" style:font-size-complex="8.5pt"/>
    </style:style>
    <style:style style:name="T87" style:family="text">
      <style:text-properties style:font-name="Open Sans" fo:font-size="8.5pt" officeooo:rsid="03855cde" style:font-size-asian="8.5pt" style:font-name-complex="Open Sans" style:font-size-complex="8.5pt"/>
    </style:style>
    <style:style style:name="T88" style:family="text">
      <style:text-properties style:font-name="Open Sans" fo:font-size="8.5pt" officeooo:rsid="038b9f54" style:font-size-asian="8.5pt" style:font-name-complex="Open Sans" style:font-size-complex="8.5pt"/>
    </style:style>
    <style:style style:name="T89" style:family="text">
      <style:text-properties style:font-name="Open Sans" fo:font-size="8.5pt" officeooo:rsid="038e9487" style:font-size-asian="8.5pt" style:font-name-complex="Open Sans" style:font-size-complex="8.5pt"/>
    </style:style>
    <style:style style:name="T90" style:family="text">
      <style:text-properties style:font-name="Open Sans" fo:font-size="8.5pt" officeooo:rsid="03c0cdcc" style:font-size-asian="8.5pt" style:font-name-complex="Open Sans" style:font-size-complex="8.5pt"/>
    </style:style>
    <style:style style:name="T91" style:family="text">
      <style:text-properties style:font-name="Open Sans" fo:font-size="8.5pt" officeooo:rsid="03c25aff" style:font-size-asian="8.5pt" style:font-name-complex="Open Sans" style:font-size-complex="8.5pt"/>
    </style:style>
    <style:style style:name="T92" style:family="text">
      <style:text-properties style:font-name="Open Sans" fo:font-size="8.5pt" officeooo:rsid="03c3357f" style:font-size-asian="8.5pt" style:font-name-complex="Open Sans" style:font-size-complex="8.5pt"/>
    </style:style>
    <style:style style:name="T93" style:family="text">
      <style:text-properties style:font-name="Open Sans" fo:font-size="8.5pt" officeooo:rsid="03c471ec" style:font-size-asian="8.5pt" style:font-name-complex="Open Sans" style:font-size-complex="8.5pt"/>
    </style:style>
    <style:style style:name="T94" style:family="text">
      <style:text-properties style:font-name="Open Sans" fo:font-size="8.5pt" officeooo:rsid="03c7cee7" style:font-size-asian="8.5pt" style:font-name-complex="Open Sans" style:font-size-complex="8.5pt"/>
    </style:style>
    <style:style style:name="T95" style:family="text">
      <style:text-properties style:font-name="Open Sans" fo:font-size="8.5pt" officeooo:rsid="04382237" style:font-size-asian="8.5pt" style:font-name-complex="Open Sans" style:font-size-complex="8.5pt"/>
    </style:style>
    <style:style style:name="T96" style:family="text">
      <style:text-properties style:font-name="Open Sans" fo:font-size="8.5pt" officeooo:rsid="0439cf35" style:font-size-asian="8.5pt" style:font-name-complex="Open Sans" style:font-size-complex="8.5pt"/>
    </style:style>
    <style:style style:name="T97" style:family="text">
      <style:text-properties style:font-name="Open Sans" fo:font-size="8.5pt" officeooo:rsid="04bd81f1" style:font-size-asian="8.5pt" style:font-name-complex="Open Sans" style:font-size-complex="8.5pt"/>
    </style:style>
    <style:style style:name="T98" style:family="text">
      <style:text-properties style:font-name="Open Sans" fo:font-size="8.5pt" officeooo:rsid="05f3d05b" style:font-size-asian="8.5pt" style:font-name-complex="Open Sans" style:font-size-complex="8.5pt"/>
    </style:style>
    <style:style style:name="T99" style:family="text">
      <style:text-properties style:font-name="Open Sans" fo:font-size="8.5pt" officeooo:rsid="06037b7f" style:font-size-asian="8.5pt" style:font-name-complex="Open Sans" style:font-size-complex="8.5pt"/>
    </style:style>
    <style:style style:name="T100" style:family="text">
      <style:text-properties style:font-name="Open Sans" fo:font-size="8.5pt" officeooo:rsid="060790b9" style:font-size-asian="8.5pt" style:font-name-complex="Open Sans" style:font-size-complex="8.5pt"/>
    </style:style>
    <style:style style:name="T101" style:family="text">
      <style:text-properties style:font-name="Open Sans" fo:font-size="8.5pt" officeooo:rsid="060aea6a" style:font-size-asian="8.5pt" style:font-name-complex="Open Sans" style:font-size-complex="8.5pt"/>
    </style:style>
    <style:style style:name="T102" style:family="text">
      <style:text-properties style:font-name="Open Sans" fo:font-size="8.5pt" officeooo:rsid="060c4a8f" style:font-size-asian="8.5pt" style:font-name-complex="Open Sans" style:font-size-complex="8.5pt"/>
    </style:style>
    <style:style style:name="T103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104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5" style:family="text">
      <style:text-properties style:font-name="Open Sans" fo:font-size="8.5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6" style:family="text">
      <style:text-properties style:font-name="Open Sans" fo:font-size="8.5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7" style:family="text">
      <style:text-properties style:font-name="Open Sans" fo:font-size="8.5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8" style:family="text">
      <style:text-properties style:font-name="Open Sans" fo:font-size="8.5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9" style:family="text">
      <style:text-properties style:font-name="Open Sans" fo:font-size="8.5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0" style:family="text">
      <style:text-properties style:font-name="Open Sans" fo:font-size="8.5pt" style:text-underline-style="solid" style:text-underline-width="auto" style:text-underline-color="font-color" officeooo:rsid="03150994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1" style:family="text">
      <style:text-properties style:font-name="Open Sans" fo:font-size="8.5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2" style:family="text">
      <style:text-properties style:font-name="Open Sans" fo:font-size="8.5pt" style:text-underline-style="solid" style:text-underline-width="auto" style:text-underline-color="font-color" officeooo:rsid="050c333b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3" style:family="text">
      <style:text-properties style:font-name="Open Sans" fo:font-size="8.5pt" style:text-underline-style="solid" style:text-underline-width="auto" style:text-underline-color="font-color" officeooo:rsid="05686ee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4" style:family="text">
      <style:text-properties style:font-name="Open Sans" fo:font-size="8.5pt" style:text-underline-style="solid" style:text-underline-width="auto" style:text-underline-color="font-color" officeooo:rsid="056338bf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5" style:family="text">
      <style:text-properties style:font-name="Open Sans" fo:font-size="8.5pt" style:text-underline-style="solid" style:text-underline-width="auto" style:text-underline-color="font-color" officeooo:rsid="05c58ca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6" style:family="text">
      <style:text-properties style:font-name="Open Sans" fo:font-size="8.5pt" style:text-underline-style="solid" style:text-underline-width="auto" style:text-underline-color="font-color" officeooo:rsid="05c78ef8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7" style:family="text">
      <style:text-properties style:font-name="Open Sans" fo:font-size="8.5pt" style:text-underline-style="solid" style:text-underline-width="auto" style:text-underline-color="font-color" officeooo:rsid="05f00b2b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8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119" style:family="text">
      <style:text-properties style:font-name="Open Sans" fo:font-size="8.5pt" style:text-underline-style="solid" style:text-underline-width="auto" style:text-underline-color="font-color" officeooo:rsid="0106de01" style:font-name-asian="Kozuka Gothic Pr6N L" style:font-size-asian="8.5pt" style:font-name-complex="Open Sans" style:font-size-complex="8.5pt"/>
    </style:style>
    <style:style style:name="T120" style:family="text">
      <style:text-properties style:font-name="Open Sans" fo:font-size="8.5pt" style:text-underline-style="solid" style:text-underline-width="auto" style:text-underline-color="font-color" officeooo:rsid="010af873" style:font-name-asian="Kozuka Gothic Pr6N L" style:font-size-asian="8.5pt" style:font-name-complex="Open Sans" style:font-size-complex="8.5pt"/>
    </style:style>
    <style:style style:name="T121" style:family="text">
      <style:text-properties style:font-name="Open Sans" fo:font-size="8.5pt" style:text-underline-style="solid" style:text-underline-width="auto" style:text-underline-color="font-color" officeooo:rsid="010e9f60" style:font-name-asian="Kozuka Gothic Pr6N L" style:font-size-asian="8.5pt" style:font-name-complex="Open Sans" style:font-size-complex="8.5pt"/>
    </style:style>
    <style:style style:name="T122" style:family="text">
      <style:text-properties style:font-name="Open Sans" fo:font-size="8.5pt" style:text-underline-style="solid" style:text-underline-width="auto" style:text-underline-color="font-color" officeooo:rsid="01605481" style:font-name-asian="Kozuka Gothic Pr6N L" style:font-size-asian="8.5pt" style:font-name-complex="Open Sans" style:font-size-complex="8.5pt"/>
    </style:style>
    <style:style style:name="T123" style:family="text">
      <style:text-properties style:font-name="Open Sans" fo:font-size="8.5pt" style:text-underline-style="solid" style:text-underline-width="auto" style:text-underline-color="font-color" officeooo:rsid="036af2c0" style:font-name-asian="Kozuka Gothic Pr6N L" style:font-size-asian="8.5pt" style:font-name-complex="Open Sans" style:font-size-complex="8.5pt"/>
    </style:style>
    <style:style style:name="T124" style:family="text">
      <style:text-properties style:font-name="Open Sans" fo:font-size="8.5pt" style:text-underline-style="solid" style:text-underline-width="auto" style:text-underline-color="font-color" officeooo:rsid="047d1bb9" style:font-name-asian="Kozuka Gothic Pr6N L" style:font-size-asian="8.5pt" style:font-name-complex="Open Sans" style:font-size-complex="8.5pt"/>
    </style:style>
    <style:style style:name="T125" style:family="text">
      <style:text-properties style:font-name="Open Sans" fo:font-size="8.5pt" style:text-underline-style="solid" style:text-underline-width="auto" style:text-underline-color="font-color" officeooo:rsid="05a4de72" style:font-name-asian="Kozuka Gothic Pr6N L" style:font-size-asian="8.5pt" style:font-name-complex="Open Sans" style:font-size-complex="8.5pt"/>
    </style:style>
    <style:style style:name="T126" style:family="text">
      <style:text-properties style:font-name="Open Sans" fo:font-size="8.5pt" style:text-underline-style="solid" style:text-underline-width="auto" style:text-underline-color="font-color" officeooo:rsid="05dc79c1" style:font-name-asian="Kozuka Gothic Pr6N L" style:font-size-asian="8.5pt" style:font-name-complex="Open Sans" style:font-size-complex="8.5pt"/>
    </style:style>
    <style:style style:name="T127" style:family="text">
      <style:text-properties style:font-name="Open Sans" fo:font-size="8.5pt" style:text-underline-style="solid" style:text-underline-width="auto" style:text-underline-color="font-color" officeooo:rsid="05dfc0c3" style:font-name-asian="Kozuka Gothic Pr6N L" style:font-size-asian="8.5pt" style:font-name-complex="Open Sans" style:font-size-complex="8.5pt"/>
    </style:style>
    <style:style style:name="T128" style:family="text">
      <style:text-properties style:font-name="Open Sans" fo:font-size="8.5pt" style:text-underline-style="solid" style:text-underline-width="auto" style:text-underline-color="font-color" officeooo:rsid="05e508df" style:font-name-asian="Kozuka Gothic Pr6N L" style:font-size-asian="8.5pt" style:font-name-complex="Open Sans" style:font-size-complex="8.5pt"/>
    </style:style>
    <style:style style:name="T129" style:family="text">
      <style:text-properties style:font-name="Open Sans" fo:font-size="8.5pt" style:text-underline-style="solid" style:text-underline-width="auto" style:text-underline-color="font-color" style:font-size-asian="8.5pt" style:font-name-complex="Open Sans" style:font-size-complex="8.5pt"/>
    </style:style>
    <style:style style:name="T130" style:family="text">
      <style:text-properties style:font-name="Open Sans" fo:font-size="8.5pt" style:text-underline-style="solid" style:text-underline-width="auto" style:text-underline-color="font-color" officeooo:rsid="010e0393" style:font-size-asian="8.5pt" style:font-name-complex="Open Sans" style:font-size-complex="8.5pt"/>
    </style:style>
    <style:style style:name="T131" style:family="text">
      <style:text-properties style:font-name="Open Sans" fo:font-size="8.5pt" style:text-underline-style="solid" style:text-underline-width="auto" style:text-underline-color="font-color" officeooo:rsid="02ac62c0" style:font-size-asian="8.5pt" style:font-name-complex="Open Sans" style:font-size-complex="8.5pt"/>
    </style:style>
    <style:style style:name="T132" style:family="text">
      <style:text-properties style:font-name="Open Sans" fo:font-size="8.5pt" style:text-underline-style="solid" style:text-underline-width="auto" style:text-underline-color="font-color" officeooo:rsid="02adea96" style:font-size-asian="8.5pt" style:font-name-complex="Open Sans" style:font-size-complex="8.5pt"/>
    </style:style>
    <style:style style:name="T133" style:family="text">
      <style:text-properties style:font-name="Open Sans" fo:font-size="8.5pt" style:text-underline-style="solid" style:text-underline-width="auto" style:text-underline-color="font-color" officeooo:rsid="02c8ea13" style:font-size-asian="8.5pt" style:font-name-complex="Open Sans" style:font-size-complex="8.5pt"/>
    </style:style>
    <style:style style:name="T134" style:family="text">
      <style:text-properties style:font-name="Open Sans" fo:font-size="8.5pt" style:text-underline-style="solid" style:text-underline-width="auto" style:text-underline-color="font-color" officeooo:rsid="043c7247" style:font-size-asian="8.5pt" style:font-name-complex="Open Sans" style:font-size-complex="8.5pt"/>
    </style:style>
    <style:style style:name="T135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136" style:family="text">
      <style:text-properties style:font-name="Open Sans" fo:font-size="8.5pt" style:text-underline-style="none" officeooo:rsid="0106de01" style:font-name-asian="Kozuka Gothic Pr6N L" style:font-size-asian="8.5pt" style:font-name-complex="Open Sans" style:font-size-complex="8.5pt"/>
    </style:style>
    <style:style style:name="T137" style:family="text">
      <style:text-properties style:font-name="Open Sans" fo:font-size="8.5pt" style:text-underline-style="none" officeooo:rsid="047d1bb9" style:font-name-asian="Kozuka Gothic Pr6N L" style:font-size-asian="8.5pt" style:font-name-complex="Open Sans" style:font-size-complex="8.5pt"/>
    </style:style>
    <style:style style:name="T138" style:family="text">
      <style:text-properties style:font-name="Open Sans" fo:font-size="8.5pt" style:text-underline-style="none" officeooo:rsid="010af873" style:font-name-asian="Kozuka Gothic Pr6N L" style:font-size-asian="8.5pt" style:font-name-complex="Open Sans" style:font-size-complex="8.5pt"/>
    </style:style>
    <style:style style:name="T139" style:family="text">
      <style:text-properties style:font-name="Open Sans" fo:font-size="8.5pt" style:text-underline-style="none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0" style:family="text">
      <style:text-properties style:font-name="Open Sans" fo:font-size="8.5pt" style:text-underline-style="none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1" style:family="text">
      <style:text-properties style:font-name="Open Sans" fo:font-size="8.5pt" style:text-underline-style="none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2" style:family="text">
      <style:text-properties style:font-name="Open Sans" fo:font-size="8.5pt" style:text-underline-style="none" officeooo:rsid="039a5ef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3" style:family="text">
      <style:text-properties style:font-name="Open Sans" fo:font-size="8.5pt" style:text-underline-style="none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4" style:family="text">
      <style:text-properties style:font-name="Open Sans" fo:font-size="8.5pt" style:text-underline-style="none" officeooo:rsid="05679be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5" style:family="text">
      <style:text-properties style:font-name="Open Sans" fo:font-size="8.5pt" style:text-underline-style="none" officeooo:rsid="05686ee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6" style:family="text">
      <style:text-properties style:font-name="Open Sans" fo:font-size="8.5pt" style:text-underline-style="none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7" style:family="text">
      <style:text-properties style:font-name="Open Sans" fo:font-size="8.5pt" style:text-underline-style="none" officeooo:rsid="05c58ca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8" style:family="text">
      <style:text-properties style:font-name="Open Sans" fo:font-size="8.5pt" style:text-underline-style="none" officeooo:rsid="05c78ef8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9" style:family="text">
      <style:text-properties style:font-name="Open Sans" fo:font-size="8.5pt" style:text-underline-style="none" officeooo:rsid="056338bf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50" style:family="text">
      <style:text-properties style:font-name="Open Sans" fo:font-size="8.5pt" style:text-underline-style="none" officeooo:rsid="03150994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51" style:family="text">
      <style:text-properties style:font-name="Open Sans" fo:font-size="8.5pt" style:text-underline-style="none" officeooo:rsid="02ac62c0" style:font-size-asian="8.5pt" style:font-name-complex="Open Sans" style:font-size-complex="8.5pt"/>
    </style:style>
    <style:style style:name="T152" style:family="text">
      <style:text-properties style:font-name="Open Sans" fo:font-size="8.5pt" style:text-underline-style="none" officeooo:rsid="02c8ea13" style:font-size-asian="8.5pt" style:font-name-complex="Open Sans" style:font-size-complex="8.5pt"/>
    </style:style>
    <style:style style:name="T153" style:family="text">
      <style:text-properties style:font-name="Open Sans" fo:font-size="8.5pt" style:text-underline-style="none" fo:font-weight="bold" officeooo:rsid="01128f33" style:text-underline-mode="continuous" style:text-overline-mode="continuous" style:text-line-through-mode="continuous" style:font-name-asian="Kozuka Gothic Pr6N L" style:font-size-asian="8.5pt" style:font-weight-asian="bold" style:font-name-complex="Open Sans" style:font-size-complex="8.5pt"/>
    </style:style>
    <style:style style:name="T154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155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156" style:family="text">
      <style:text-properties style:font-name="Open Sans" fo:font-size="8.5pt" fo:font-weight="normal" officeooo:rsid="0048ff3d" style:font-name-asian="Kozuka Gothic Pr6N L" style:font-size-asian="8.5pt" style:font-weight-asian="normal" style:font-name-complex="Open Sans" style:font-size-complex="8.5pt" style:font-weight-complex="normal"/>
    </style:style>
    <style:style style:name="T157" style:family="text">
      <style:text-properties style:font-name="Open Sans" fo:font-size="8.5pt" fo:font-weight="normal" officeooo:rsid="0135c9da" style:font-name-asian="Kozuka Gothic Pr6N L" style:font-size-asian="8.5pt" style:font-weight-asian="normal" style:font-name-complex="Open Sans" style:font-size-complex="8.5pt" style:font-weight-complex="normal"/>
    </style:style>
    <style:style style:name="T158" style:family="text">
      <style:text-properties style:font-name="Open Sans" fo:font-size="8.5pt" fo:font-weight="normal" officeooo:rsid="03fe6936" style:font-name-asian="Kozuka Gothic Pr6N L" style:font-size-asian="8.5pt" style:font-weight-asian="normal" style:font-name-complex="Open Sans" style:font-size-complex="8.5pt" style:font-weight-complex="normal"/>
    </style:style>
    <style:style style:name="T159" style:family="text">
      <style:text-properties style:font-name="Open Sans" fo:font-size="8.5pt" fo:font-weight="normal" officeooo:rsid="050c333b" style:font-name-asian="Kozuka Gothic Pr6N L" style:font-size-asian="8.5pt" style:font-weight-asian="normal" style:font-name-complex="Open Sans" style:font-size-complex="8.5pt" style:font-weight-complex="normal"/>
    </style:style>
    <style:style style:name="T160" style:family="text">
      <style:text-properties style:font-name="Open Sans" fo:font-size="8.5pt" fo:font-weight="normal" officeooo:rsid="05601590" style:font-name-asian="Kozuka Gothic Pr6N L" style:font-size-asian="8.5pt" style:font-weight-asian="normal" style:font-name-complex="Open Sans" style:font-size-complex="8.5pt" style:font-weight-complex="normal"/>
    </style:style>
    <style:style style:name="T161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162" style:family="text">
      <style:text-properties style:font-name="Open Sans" fo:font-size="8.5pt" fo:font-style="normal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63" style:family="text">
      <style:text-properties style:font-name="Open Sans" fo:font-size="8.5pt" fo:font-style="normal" officeooo:rsid="00c946ea" style:font-name-asian="Kozuka Gothic Pr6N L" style:font-size-asian="8.5pt" style:font-style-asian="normal" style:font-name-complex="Open Sans" style:font-size-complex="8.5pt" style:font-style-complex="normal"/>
    </style:style>
    <style:style style:name="T164" style:family="text">
      <style:text-properties style:font-name="Open Sans" fo:font-size="8.5pt" fo:font-style="normal" officeooo:rsid="00ce80fd" style:font-name-asian="Kozuka Gothic Pr6N L" style:font-size-asian="8.5pt" style:font-style-asian="normal" style:font-name-complex="Open Sans" style:font-size-complex="8.5pt" style:font-style-complex="normal"/>
    </style:style>
    <style:style style:name="T165" style:family="text">
      <style:text-properties style:font-name="Open Sans" fo:font-size="8.5pt" fo:font-style="normal" officeooo:rsid="00e8b3cb" style:font-name-asian="Kozuka Gothic Pr6N L" style:font-size-asian="8.5pt" style:font-style-asian="normal" style:font-name-complex="Open Sans" style:font-size-complex="8.5pt" style:font-style-complex="normal"/>
    </style:style>
    <style:style style:name="T166" style:family="text">
      <style:text-properties style:font-name="Open Sans" fo:font-size="8.5pt" fo:font-style="normal" officeooo:rsid="00ebebc1" style:font-name-asian="Kozuka Gothic Pr6N L" style:font-size-asian="8.5pt" style:font-style-asian="normal" style:font-name-complex="Open Sans" style:font-size-complex="8.5pt" style:font-style-complex="normal"/>
    </style:style>
    <style:style style:name="T167" style:family="text">
      <style:text-properties style:font-name="Open Sans" fo:font-size="8.5pt" fo:font-style="normal" officeooo:rsid="00ed6f87" style:font-name-asian="Kozuka Gothic Pr6N L" style:font-size-asian="8.5pt" style:font-style-asian="normal" style:font-name-complex="Open Sans" style:font-size-complex="8.5pt" style:font-style-complex="normal"/>
    </style:style>
    <style:style style:name="T168" style:family="text">
      <style:text-properties style:font-name="Open Sans" fo:font-size="8.5pt" fo:font-style="normal" officeooo:rsid="00f290a4" style:font-name-asian="Kozuka Gothic Pr6N L" style:font-size-asian="8.5pt" style:font-style-asian="normal" style:font-name-complex="Open Sans" style:font-size-complex="8.5pt" style:font-style-complex="normal"/>
    </style:style>
    <style:style style:name="T169" style:family="text">
      <style:text-properties style:font-name="Open Sans" fo:font-size="8.5pt" fo:font-style="normal" officeooo:rsid="00f5ddc1" style:font-name-asian="Kozuka Gothic Pr6N L" style:font-size-asian="8.5pt" style:font-style-asian="normal" style:font-name-complex="Open Sans" style:font-size-complex="8.5pt" style:font-style-complex="normal"/>
    </style:style>
    <style:style style:name="T170" style:family="text">
      <style:text-properties style:font-name="Open Sans" fo:font-size="8.5pt" fo:font-style="normal" officeooo:rsid="00fb00ec" style:font-name-asian="Kozuka Gothic Pr6N L" style:font-size-asian="8.5pt" style:font-style-asian="normal" style:font-name-complex="Open Sans" style:font-size-complex="8.5pt" style:font-style-complex="normal"/>
    </style:style>
    <style:style style:name="T171" style:family="text">
      <style:text-properties style:font-name="Open Sans" fo:font-size="8.5pt" fo:font-style="normal" officeooo:rsid="0156df12" style:font-name-asian="Kozuka Gothic Pr6N L" style:font-size-asian="8.5pt" style:font-style-asian="normal" style:font-name-complex="Open Sans" style:font-size-complex="8.5pt" style:font-style-complex="normal"/>
    </style:style>
    <style:style style:name="T172" style:family="text">
      <style:text-properties style:font-name="Open Sans" fo:font-size="8.5pt" fo:font-style="normal" style:text-underline-style="solid" style:text-underline-width="auto" style:text-underline-color="font-color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73" style:family="text">
      <style:text-properties officeooo:rsid="00b2334f"/>
    </style:style>
    <style:style style:name="T174" style:family="text">
      <style:text-properties fo:font-style="normal" style:font-style-asian="normal" style:font-style-complex="normal"/>
    </style:style>
    <style:style style:name="T175" style:family="text">
      <style:text-properties fo:font-style="normal" fo:font-weight="normal" officeooo:rsid="0159f62d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15b902a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19a962b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1a0090d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1a6edc1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1adc9d3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1ade33b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1b43f77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1e01eed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1e17330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1ee9d26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1f44c6f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1fa833c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1fb7122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3e65d5d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3e8011b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3ea79d9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3f3bd96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445daa1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48342c5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4a7f9f5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4ab01e7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5b7b26a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5bb13cf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solid" style:text-underline-width="auto" style:text-underline-color="font-color" fo:font-weight="normal" officeooo:rsid="0159f62d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3db5093" style:font-style-asian="normal" style:font-weight-asian="normal" style:font-style-complex="normal" style:font-weight-complex="normal"/>
    </style:style>
    <style:style style:name="T201" style:family="text">
      <style:text-properties officeooo:rsid="01d2519a"/>
    </style:style>
    <style:style style:name="T202" style:family="text">
      <style:text-properties officeooo:rsid="03463f12"/>
    </style:style>
    <style:style style:name="T203" style:family="text">
      <style:text-properties style:text-underline-style="none"/>
    </style:style>
    <style:style style:name="T204" style:family="text">
      <style:text-properties style:text-underline-style="none" officeooo:rsid="037cad01"/>
    </style:style>
    <style:style style:name="T205" style:family="text">
      <style:text-properties style:text-underline-style="none" officeooo:rsid="017a3844"/>
    </style:style>
    <style:style style:name="T206" style:family="text">
      <style:text-properties style:text-underline-style="none" officeooo:rsid="040f2d1d"/>
    </style:style>
    <style:style style:name="T207" style:family="text">
      <style:text-properties style:text-underline-style="none" officeooo:rsid="04117a73"/>
    </style:style>
    <style:style style:name="T208" style:family="text">
      <style:text-properties style:text-underline-style="none" officeooo:rsid="0413aac4"/>
    </style:style>
    <style:style style:name="T209" style:family="text">
      <style:text-properties style:text-underline-style="none" officeooo:rsid="041454f7"/>
    </style:style>
    <style:style style:name="T210" style:family="text">
      <style:text-properties style:text-underline-style="none" officeooo:rsid="0416e27f"/>
    </style:style>
    <style:style style:name="T211" style:family="text">
      <style:text-properties style:text-underline-style="none" officeooo:rsid="0416f925"/>
    </style:style>
    <style:style style:name="T212" style:family="text">
      <style:text-properties style:text-underline-style="none" officeooo:rsid="041b7da2"/>
    </style:style>
    <style:style style:name="T213" style:family="text">
      <style:text-properties style:text-underline-style="none" officeooo:rsid="041cb6b9"/>
    </style:style>
    <style:style style:name="T214" style:family="text">
      <style:text-properties style:text-underline-style="none" officeooo:rsid="041ea02a"/>
    </style:style>
    <style:style style:name="T215" style:family="text">
      <style:text-properties style:text-underline-style="none" officeooo:rsid="042dd527"/>
    </style:style>
    <style:style style:name="T216" style:family="text">
      <style:text-properties style:text-underline-style="none" officeooo:rsid="03150994" style:text-underline-mode="continuous" style:text-overline-mode="continuous" style:text-line-through-mode="continuous"/>
    </style:style>
    <style:style style:name="T217" style:family="text">
      <style:text-properties style:text-underline-style="none" officeooo:rsid="04468641" style:text-underline-mode="continuous" style:text-overline-mode="continuous" style:text-line-through-mode="continuous"/>
    </style:style>
    <style:style style:name="T218" style:family="text">
      <style:text-properties style:text-underline-style="none" officeooo:rsid="04493312" style:text-underline-mode="continuous" style:text-overline-mode="continuous" style:text-line-through-mode="continuous"/>
    </style:style>
    <style:style style:name="T219" style:family="text">
      <style:text-properties style:text-underline-style="none" officeooo:rsid="046cca3b" style:text-underline-mode="continuous" style:text-overline-mode="continuous" style:text-line-through-mode="continuous"/>
    </style:style>
    <style:style style:name="T220" style:family="text">
      <style:text-properties style:text-underline-style="none" officeooo:rsid="046de149" style:text-underline-mode="continuous" style:text-overline-mode="continuous" style:text-line-through-mode="continuous"/>
    </style:style>
    <style:style style:name="T221" style:family="text">
      <style:text-properties style:text-underline-style="none" officeooo:rsid="046e6491" style:text-underline-mode="continuous" style:text-overline-mode="continuous" style:text-line-through-mode="continuous"/>
    </style:style>
    <style:style style:name="T222" style:family="text">
      <style:text-properties style:text-underline-style="none" officeooo:rsid="04709a10" style:text-underline-mode="continuous" style:text-overline-mode="continuous" style:text-line-through-mode="continuous"/>
    </style:style>
    <style:style style:name="T223" style:family="text">
      <style:text-properties style:text-underline-style="none" officeooo:rsid="0471e11d" style:text-underline-mode="continuous" style:text-overline-mode="continuous" style:text-line-through-mode="continuous"/>
    </style:style>
    <style:style style:name="T224" style:family="text">
      <style:text-properties style:text-underline-style="none" officeooo:rsid="0472a557" style:text-underline-mode="continuous" style:text-overline-mode="continuous" style:text-line-through-mode="continuous"/>
    </style:style>
    <style:style style:name="T225" style:family="text">
      <style:text-properties style:text-underline-style="none" officeooo:rsid="0469c90c"/>
    </style:style>
    <style:style style:name="T226" style:family="text">
      <style:text-properties style:text-underline-style="none" officeooo:rsid="04b22c48"/>
    </style:style>
    <style:style style:name="T227" style:family="text">
      <style:text-properties style:text-underline-style="none" officeooo:rsid="04b517d5"/>
    </style:style>
    <style:style style:name="T228" style:family="text">
      <style:text-properties style:text-underline-style="none" fo:font-weight="normal" officeooo:rsid="050c333b" style:font-weight-asian="normal" style:font-weight-complex="normal"/>
    </style:style>
    <style:style style:name="T229" style:family="text">
      <style:text-properties style:text-underline-style="none" officeooo:rsid="05297711"/>
    </style:style>
    <style:style style:name="T230" style:family="text">
      <style:text-properties style:text-underline-style="none" officeooo:rsid="05992087"/>
    </style:style>
    <style:style style:name="T231" style:family="text">
      <style:text-properties style:text-underline-style="none" officeooo:rsid="05995708"/>
    </style:style>
    <style:style style:name="T232" style:family="text">
      <style:text-properties style:text-underline-style="none" officeooo:rsid="059c337a"/>
    </style:style>
    <style:style style:name="T233" style:family="text">
      <style:text-properties style:text-underline-style="none" officeooo:rsid="05efd724"/>
    </style:style>
    <style:style style:name="T234" style:family="text">
      <style:text-properties officeooo:rsid="037511dd"/>
    </style:style>
    <style:style style:name="T235" style:family="text">
      <style:text-properties officeooo:rsid="03757d04"/>
    </style:style>
    <style:style style:name="T236" style:family="text">
      <style:text-properties officeooo:rsid="03792063"/>
    </style:style>
    <style:style style:name="T237" style:family="text">
      <style:text-properties officeooo:rsid="0399e6de"/>
    </style:style>
    <style:style style:name="T238" style:family="text">
      <style:text-properties officeooo:rsid="03f3bd96"/>
    </style:style>
    <style:style style:name="T239" style:family="text">
      <style:text-properties officeooo:rsid="04014d0c"/>
    </style:style>
    <style:style style:name="T240" style:family="text">
      <style:text-properties fo:font-weight="normal" style:font-weight-asian="normal" style:font-weight-complex="normal"/>
    </style:style>
    <style:style style:name="T241" style:family="text">
      <style:text-properties fo:font-weight="normal" officeooo:rsid="04f4a21b" style:font-weight-asian="normal" style:font-weight-complex="normal"/>
    </style:style>
    <style:style style:name="T242" style:family="text">
      <style:text-properties fo:font-weight="normal" officeooo:rsid="04f61299" style:font-weight-asian="normal" style:font-weight-complex="normal"/>
    </style:style>
    <style:style style:name="T243" style:family="text">
      <style:text-properties officeooo:rsid="04f4a21b"/>
    </style:style>
    <style:style style:name="T244" style:family="text">
      <style:text-properties officeooo:rsid="051d541d"/>
    </style:style>
    <style:style style:name="T245" style:family="text">
      <style:text-properties officeooo:rsid="051e074a"/>
    </style:style>
    <style:style style:name="T246" style:family="text">
      <style:text-properties officeooo:rsid="053b706a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ckenna Cisler</text:p>
      <text:p text:style-name="P13">Robotics | Embedded | Software</text:p>
      <text:p text:style-name="P19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14"><text:span text:style-name="T47">mcisler.co</text:span><text:span text:style-name="T49">m</text:span><text:span text:style-name="T47"> </text:span><text:span text:style-name="T154">(</text:span><text:span text:style-name="T155">see for </text:span><text:span text:style-name="T161">project links</text:span><text:span text:style-name="T154">)</text:span></text:p>
            <text:p text:style-name="P14"><text:span text:style-name="Default_20_Paragraph_20_Font"><text:span text:style-name="T1">linkedin.com/in/</text:span></text:span><text:span text:style-name="Default_20_Paragraph_20_Font"><text:span text:style-name="T47">mckenna-cisler</text:span></text:span></text:p>
            <text:p text:style-name="P14"><text:span text:style-name="Default_20_Paragraph_20_Font"><text:span text:style-name="T1">github.com/</text:span></text:span><text:span text:style-name="Default_20_Paragraph_20_Font"><text:span text:style-name="T47">MckennaCisler</text:span></text:span></text:p>
          </table:table-cell>
          <table:covered-table-cell/>
          <table:covered-table-cell/>
          <table:table-cell table:style-name="Table1.A1" office:value-type="string">
            <text:p text:style-name="P12">492 Birches Road</text:p>
            <text:p text:style-name="P12">Sugar Hill, NH</text:p>
            <text:p text:style-name="P11"><text:s/>(603) 991-2470</text:p>
          </table:table-cell>
        </table:table-row>
        <table:table-row>
          <table:table-cell table:style-name="Table1.A2" table:number-columns-spanned="4" office:value-type="string">
            <text:p text:style-name="P5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/>
          </table:table-cell>
          <table:table-cell table:style-name="Table1.A3" table:number-columns-spanned="3" office:value-type="string">
            <text:p text:style-name="P14"><text:span text:style-name="Default_20_Paragraph_20_Font"><text:span text:style-name="T47">B.S. Computer Science, </text:span></text:span><text:span text:style-name="Default_20_Paragraph_20_Font"><text:span text:style-name="T52">B.A. Engineering</text:span></text:span><text:span text:style-name="Default_20_Paragraph_20_Font"><text:span text:style-name="T47"><text:tab/> <text:tab/></text:span></text:span><text:span text:style-name="Default_20_Paragraph_20_Font"><text:span text:style-name="T48">GPA: </text:span></text:span><text:span text:style-name="Default_20_Paragraph_20_Font"><text:span text:style-name="T1">3.</text:span></text:span><text:span text:style-name="Default_20_Paragraph_20_Font"><text:span text:style-name="T22">77</text:span></text:span><text:span text:style-name="Default_20_Paragraph_20_Font"><text:span text:style-name="T47"> </text:span></text:span><text:span text:style-name="Default_20_Paragraph_20_Font"><text:span text:style-name="T1">/ 4.0<text:tab/> <text:s text:c="4"/><text:tab/><text:tab/> <text:s/></text:span></text:span><text:span text:style-name="Default_20_Paragraph_20_Font"><text:span text:style-name="T47">Sept 2016 — May 2020</text:span></text:span></text:p>
            <text:p text:style-name="P14"><text:span text:style-name="Default_20_Paragraph_20_Font"><text:span text:style-name="T55">Brown University</text:span></text:span><text:span text:style-name="Default_20_Paragraph_20_Font"><text:span text:style-name="T56">, Providence, RI</text:span></text:span></text:p>
            <text:p text:style-name="P17"><text:span text:style-name="T50">Courses</text:span><text:span text:style-name="T51">: </text:span><text:span text:style-name="T156">Introduction to Software Engineering, Introduction to Computer Systems, Digital Electronics Systems Design, </text:span><text:span text:style-name="T158">Electrical Circuits and Systems, </text:span><text:span text:style-name="T157">Machine Learning, Distributed Computing Systems, </text:span><text:span text:style-name="T159">Algorithms, </text:span><text:span text:style-name="T160">Signals &amp; Systems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<text:span text:style-name="T173">TECHNICAL</text:span>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A5" table:number-columns-spanned="3" office:value-type="string">
            <text:p text:style-name="P8">Software Engineering Intern</text:p>
            <text:p text:style-name="P3">The MITRE Corporation, <text:span text:style-name="T228">Bedford, MA</text:span><text:tab/><text:tab/><text:tab/><text:tab/><text:tab/><text:tab/> <text:s text:c="8"/><text:tab/> <text:s text:c="2"/><text:span text:style-name="T174">June 2018 </text:span><text:span text:style-name="Default_20_Paragraph_20_Font"><text:span text:style-name="T174">— Aug 2018</text:span></text:span></text:p>
            <text:list xml:id="list3407634876" text:style-name="WWNum12">
              <text:list-item>
                <text:p text:style-name="P24"><text:span text:style-name="Default_20_Paragraph_20_Font"><text:span text:style-name="T200">Built </text:span></text:span><text:span text:style-name="Default_20_Paragraph_20_Font"><text:span text:style-name="T199">Android</text:span></text:span><text:span text:style-name="Default_20_Paragraph_20_Font"><text:span text:style-name="T175"> app </text:span></text:span><text:span text:style-name="Default_20_Paragraph_20_Font"><text:span text:style-name="T176">to automate radio network </text:span></text:span><text:span text:style-name="Default_20_Paragraph_20_Font"><text:span text:style-name="T195">and power consumption </text:span></text:span><text:span text:style-name="Default_20_Paragraph_20_Font"><text:span text:style-name="T176">testing. The app </text:span></text:span><text:span text:style-name="Default_20_Paragraph_20_Font"><text:span text:style-name="T190">used UI automation to control </text:span></text:span><text:span text:style-name="Default_20_Paragraph_20_Font"><text:span text:style-name="T183">components </text:span></text:span><text:span text:style-name="Default_20_Paragraph_20_Font"><text:span text:style-name="T184">of a</text:span></text:span><text:span text:style-name="Default_20_Paragraph_20_Font"><text:span text:style-name="T176"> </text:span></text:span><text:span text:style-name="Default_20_Paragraph_20_Font"><text:span text:style-name="T189">client </text:span></text:span><text:span text:style-name="Default_20_Paragraph_20_Font"><text:span text:style-name="T176">app </text:span></text:span><text:span text:style-name="Default_20_Paragraph_20_Font"><text:span text:style-name="T191">in order </text:span></text:span><text:span text:style-name="Default_20_Paragraph_20_Font"><text:span text:style-name="T192">to</text:span></text:span><text:span text:style-name="Default_20_Paragraph_20_Font"><text:span text:style-name="T176"> produce realistic simulated </text:span></text:span><text:span text:style-name="Default_20_Paragraph_20_Font"><text:span text:style-name="T196">user interaction and network </text:span></text:span><text:span text:style-name="Default_20_Paragraph_20_Font"><text:span text:style-name="T176">traffic.</text:span></text:span></text:p>
              </text:list-item>
              <text:list-item>
                <text:p text:style-name="P25"><text:span text:style-name="Default_20_Paragraph_20_Font"><text:span text:style-name="T181">I</text:span></text:span><text:span text:style-name="Default_20_Paragraph_20_Font"><text:span text:style-name="T180">ntegrated </text:span></text:span><text:span text:style-name="Default_20_Paragraph_20_Font"><text:span text:style-name="T181">system </text:span></text:span><text:span text:style-name="Default_20_Paragraph_20_Font"><text:span text:style-name="T180">with an existing </text:span></text:span><text:span text:style-name="Default_20_Paragraph_20_Font"><text:span text:style-name="T197">in</text:span></text:span><text:span text:style-name="Default_20_Paragraph_20_Font"><text:span text:style-name="T198">fr</text:span></text:span><text:span text:style-name="Default_20_Paragraph_20_Font"><text:span text:style-name="T197">astructure</text:span></text:span><text:span text:style-name="Default_20_Paragraph_20_Font"><text:span text:style-name="T180"> for centralized </text:span></text:span><text:span text:style-name="Default_20_Paragraph_20_Font"><text:span text:style-name="T182">test configuration </text:span></text:span><text:span text:style-name="Default_20_Paragraph_20_Font"><text:span text:style-name="T185">and </text:span></text:span><text:span text:style-name="Default_20_Paragraph_20_Font"><text:span text:style-name="T194">synchronized </text:span></text:span><text:span text:style-name="Default_20_Paragraph_20_Font"><text:span text:style-name="T185">execution</text:span></text:span><text:span text:style-name="Default_20_Paragraph_20_Font"><text:span text:style-name="T180">.</text:span></text:span></text:p>
              </text:list-item>
              <text:list-item>
                <text:p text:style-name="P26"><text:span text:style-name="Default_20_Paragraph_20_Font"><text:span text:style-name="T177">Enabled </text:span></text:span><text:span text:style-name="Default_20_Paragraph_20_Font"><text:span text:style-name="T187">execution of </text:span></text:span><text:span text:style-name="Default_20_Paragraph_20_Font"><text:span text:style-name="T176">a 2</text:span></text:span><text:span text:style-name="Default_20_Paragraph_20_Font"><text:span text:style-name="T193">5</text:span></text:span><text:span text:style-name="Default_20_Paragraph_20_Font"><text:span text:style-name="T176">0-node radio test </text:span></text:span><text:span text:style-name="Default_20_Paragraph_20_Font"><text:span text:style-name="T186">by eliminating the need for</text:span></text:span><text:span text:style-name="Default_20_Paragraph_20_Font"><text:span text:style-name="T178"> human </text:span></text:span><text:span text:style-name="Default_20_Paragraph_20_Font"><text:span text:style-name="T179">participants </text:span></text:span><text:span text:style-name="Default_20_Paragraph_20_Font"><text:span text:style-name="T188">to operate phones</text:span></text:span><text:span text:style-name="Default_20_Paragraph_20_Font"><text:span text:style-name="T176">.</text:span></text:span></text:p>
              </text:list-item>
            </text:list>
            <text:p text:style-name="P7"/>
            <text:p text:style-name="P8">Technical Lead / Flight Software <text:span text:style-name="T239">Engineer</text:span></text:p>
            <text:p text:style-name="P15"><text:span text:style-name="Default_20_Paragraph_20_Font"><text:span text:style-name="T54">Brown Space Engineering, </text:span></text:span><text:span text:style-name="Default_20_Paragraph_20_Font"><text:span text:style-name="T60">Brown University</text:span></text:span><text:span text:style-name="Default_20_Paragraph_20_Font"><text:span text:style-name="T54"> <text:tab/><text:tab/><text:tab/><text:tab/> <text:s text:c="16"/><text:tab/> <text:s text:c="4"/></text:span></text:span><text:span text:style-name="Default_20_Paragraph_20_Font"><text:span text:style-name="T48">Sept 2016 — Present</text:span></text:span></text:p>
            <text:list xml:id="list952037412" text:style-name="WWNum11">
              <text:list-item>
                <text:p text:style-name="P27"><text:span text:style-name="T209">Overseeing </text:span><text:span text:style-name="T208">all </text:span><text:span text:style-name="T207">technical projects </text:span><text:span text:style-name="T210">for 7</text:span><text:span text:style-name="T226">5</text:span><text:span text:style-name="T227">+</text:span><text:span text:style-name="T210"> </text:span><text:span text:style-name="T211">student </text:span><text:span text:style-name="T233">team</text:span><text:span text:style-name="T212">: </text:span><text:span text:style-name="T231">on-orbit </text:span><text:span text:style-name="T214">satellite maintenance </text:span><text:span text:style-name="T232">and</text:span><text:span text:style-name="T214"> </text:span><text:span text:style-name="T212">future </text:span><text:span text:style-name="T230">spacecraft</text:span><text:span text:style-name="T213">.</text:span></text:p>
              </text:list-item>
              <text:list-item>
                <text:p text:style-name="P27"><text:span text:style-name="T205">Work</text:span><text:span text:style-name="T215">ing </text:span><text:span text:style-name="T205">on flight </text:span><text:span text:style-name="T206">&amp; </text:span><text:span text:style-name="T205">ground software </text:span><text:span text:style-name="T225">and telemetry analysis for</text:span><text:span text:style-name="T205"> “EQUiSat” </text:span><text:span text:style-name="T204">CubeSat </text:span><text:span text:style-name="T203">launched</text:span><text:span text:style-name="T204"> in </text:span><text:span text:style-name="T203">July</text:span><text:span text:style-name="T204"> 2018.</text:span></text:p>
              </text:list-item>
              <text:list-item>
                <text:p text:style-name="P28"><text:span text:style-name="T229">Working on </text:span><text:span text:style-name="T201">systems engineering for radio link, tracking, and data processing systems of ground station network.</text:span></text:p>
              </text:list-item>
              <text:list-item>
                <text:p text:style-name="P32"><text:span text:style-name="Default_20_Paragraph_20_Font"><text:span text:style-name="T29">Designed s</text:span></text:span><text:span text:style-name="Default_20_Paragraph_20_Font"><text:span text:style-name="T17">atellite </text:span></text:span><text:span text:style-name="Default_20_Paragraph_20_Font"><text:span text:style-name="T27">operating system</text:span></text:span><text:span text:style-name="Default_20_Paragraph_20_Font"><text:span text:style-name="T17">; wrote </text:span></text:span><text:span text:style-name="Default_20_Paragraph_20_Font"><text:span text:style-name="T121">RTOS</text:span></text:span><text:span text:style-name="Default_20_Paragraph_20_Font"><text:span text:style-name="T17"> tasks in </text:span></text:span><text:span text:style-name="Default_20_Paragraph_20_Font"><text:span text:style-name="T121">C</text:span></text:span><text:span text:style-name="Default_20_Paragraph_20_Font"><text:span text:style-name="T17"> for satellite command and control, OS state handling, </text:span></text:span><text:span text:style-name="Default_20_Paragraph_20_Font"><text:span text:style-name="T41">peripheral </text:span></text:span><text:span text:style-name="Default_20_Paragraph_20_Font"><text:span text:style-name="T42">control</text:span></text:span><text:span text:style-name="Default_20_Paragraph_20_Font"><text:span text:style-name="T40"> and timing, </text:span></text:span><text:span text:style-name="Default_20_Paragraph_20_Font"><text:span text:style-name="T17">data </text:span></text:span><text:span text:style-name="Default_20_Paragraph_20_Font"><text:span text:style-name="T35">collectio</text:span></text:span><text:span text:style-name="Default_20_Paragraph_20_Font"><text:span text:style-name="T36">n</text:span></text:span><text:span text:style-name="Default_20_Paragraph_20_Font"><text:span text:style-name="T39">, </text:span></text:span><text:span text:style-name="Default_20_Paragraph_20_Font"><text:span text:style-name="T36">and</text:span></text:span><text:span text:style-name="Default_20_Paragraph_20_Font"><text:span text:style-name="T35"> transmission </text:span></text:span><text:span text:style-name="Default_20_Paragraph_20_Font"><text:span text:style-name="T36">schema </text:span></text:span><text:span text:style-name="Default_20_Paragraph_20_Font"><text:span text:style-name="T37">&amp; </text:span></text:span><text:span text:style-name="Default_20_Paragraph_20_Font"><text:span text:style-name="T36">protocol</text:span></text:span><text:span text:style-name="T1">.</text:span></text:p>
              </text:list-item>
              <text:list-item>
                <text:p text:style-name="P31"><text:span text:style-name="T234">Wrote b</text:span>ootloader to <text:span text:style-name="T202">correct</text:span> program memory <text:span text:style-name="T235">from</text:span> <text:span text:style-name="T246">radiation</text:span>-safe <text:span text:style-name="T236">backup</text:span>; <text:span text:style-name="T245">performed </text:span>final satellite <text:span text:style-name="T244">configuration</text:span>.</text:p>
              </text:list-item>
            </text:list>
            <text:p text:style-name="P10"/>
            <text:p text:style-name="P6">Robotics Technician</text:p>
            <text:p text:style-name="P16"><text:span text:style-name="Default_20_Paragraph_20_Font"><text:span text:style-name="T54">Humanity-Centered Robotics Initiative, </text:span></text:span><text:span text:style-name="Default_20_Paragraph_20_Font"><text:span text:style-name="T60">Brown University</text:span></text:span><text:span text:style-name="Default_20_Paragraph_20_Font"><text:span text:style-name="T54"> </text:span></text:span><text:span text:style-name="Default_20_Paragraph_20_Font"><text:span text:style-name="T1"><text:tab/> <text:s text:c="7"/><text:tab/> <text:tab/> <text:s text:c="7"/><text:tab/> <text:s text:c="5"/></text:span></text:span><text:span text:style-name="Default_20_Paragraph_20_Font"><text:span text:style-name="T47">Sept 2016 — Present</text:span></text:span></text:p>
            <text:list xml:id="list5136519592277" text:continue-list="list3407634876" text:style-name="WWNum12">
              <text:list-item>
                <text:p text:style-name="P33"><text:span text:style-name="Default_20_Paragraph_20_Font"><text:span text:style-name="T87">Design</text:span></text:span><text:span text:style-name="Default_20_Paragraph_20_Font"><text:span text:style-name="T89">ed and built h</text:span></text:span><text:span text:style-name="Default_20_Paragraph_20_Font"><text:span text:style-name="T77">ardware </text:span></text:span><text:span text:style-name="Default_20_Paragraph_20_Font"><text:span text:style-name="T88">and</text:span></text:span><text:span text:style-name="Default_20_Paragraph_20_Font"><text:span text:style-name="T80"> </text:span></text:span><text:span text:style-name="Default_20_Paragraph_20_Font"><text:span text:style-name="T77">software</text:span></text:span><text:span text:style-name="Default_20_Paragraph_20_Font"><text:span text:style-name="T78"> </text:span></text:span><text:span text:style-name="Default_20_Paragraph_20_Font"><text:span text:style-name="T81">for</text:span></text:span><text:span text:style-name="Default_20_Paragraph_20_Font"><text:span text:style-name="T79"> </text:span></text:span><text:span text:style-name="Default_20_Paragraph_20_Font"><text:span text:style-name="T74">“</text:span></text:span><text:span text:style-name="Default_20_Paragraph_20_Font"><text:span text:style-name="T75">Walkerbot” elderly </text:span></text:span><text:span text:style-name="Default_20_Paragraph_20_Font"><text:span text:style-name="T76">assistive</text:span></text:span><text:span text:style-name="Default_20_Paragraph_20_Font"><text:span text:style-name="T75"> robot </text:span></text:span><text:span text:style-name="Default_20_Paragraph_20_Font"><text:span text:style-name="T76">(</text:span></text:span><text:span text:style-name="Default_20_Paragraph_20_Font"><text:span text:style-name="T133">C++</text:span></text:span><text:span text:style-name="Default_20_Paragraph_20_Font"><text:span text:style-name="T152">, </text:span></text:span><text:span text:style-name="Default_20_Paragraph_20_Font"><text:span text:style-name="T133">ROS</text:span></text:span><text:span text:style-name="Default_20_Paragraph_20_Font"><text:span text:style-name="T152">, </text:span></text:span><text:span text:style-name="Default_20_Paragraph_20_Font"><text:span text:style-name="T133">BeagleBone</text:span></text:span><text:span text:style-name="Default_20_Paragraph_20_Font"><text:span text:style-name="T152">).</text:span></text:span></text:p>
              </text:list-item>
              <text:list-item>
                <text:p text:style-name="P34"><text:span text:style-name="Default_20_Paragraph_20_Font"><text:span text:style-name="T84">Built a</text:span></text:span><text:span text:style-name="Default_20_Paragraph_20_Font"><text:span text:style-name="T67">nalytics </text:span></text:span><text:span text:style-name="Default_20_Paragraph_20_Font"><text:span text:style-name="T73">logging</text:span></text:span><text:span text:style-name="Default_20_Paragraph_20_Font"><text:span text:style-name="T67"> API and database for </text:span></text:span><text:span text:style-name="Default_20_Paragraph_20_Font"><text:span text:style-name="T68">studying </text:span></text:span><text:span text:style-name="Default_20_Paragraph_20_Font"><text:span text:style-name="T69">user interaction </text:span></text:span><text:span text:style-name="Default_20_Paragraph_20_Font"><text:span text:style-name="T70">with a</text:span></text:span><text:span text:style-name="Default_20_Paragraph_20_Font"><text:span text:style-name="T71">n</text:span></text:span><text:span text:style-name="Default_20_Paragraph_20_Font"><text:span text:style-name="T70"> assistive </text:span></text:span><text:span text:style-name="Default_20_Paragraph_20_Font"><text:span text:style-name="T71">toy </text:span></text:span><text:span text:style-name="Default_20_Paragraph_20_Font"><text:span text:style-name="T72">(</text:span></text:span><text:span text:style-name="Default_20_Paragraph_20_Font"><text:span text:style-name="T131">Node,</text:span></text:span><text:span text:style-name="Default_20_Paragraph_20_Font"><text:span text:style-name="T151"> </text:span></text:span><text:span text:style-name="Default_20_Paragraph_20_Font"><text:span text:style-name="T132">MongoDB).</text:span></text:span></text:p>
              </text:list-item>
              <text:list-item>
                <text:p text:style-name="P40"><text:span text:style-name="Default_20_Paragraph_20_Font"><text:span text:style-name="T92">Prototype</text:span></text:span><text:span text:style-name="Default_20_Paragraph_20_Font"><text:span text:style-name="T93">d</text:span></text:span><text:span text:style-name="Default_20_Paragraph_20_Font"><text:span text:style-name="T91"> </text:span></text:span><text:span text:style-name="Default_20_Paragraph_20_Font"><text:span text:style-name="T90">u</text:span></text:span><text:span text:style-name="Default_20_Paragraph_20_Font"><text:span text:style-name="T64">ltrasonic </text:span></text:span><text:span text:style-name="Default_20_Paragraph_20_Font"><text:span text:style-name="T65">localization</text:span></text:span><text:span text:style-name="Default_20_Paragraph_20_Font"><text:span text:style-name="T94"> </text:span></text:span><text:span text:style-name="Default_20_Paragraph_20_Font"><text:span text:style-name="T95">syste</text:span></text:span><text:span text:style-name="Default_20_Paragraph_20_Font"><text:span text:style-name="T96">m </text:span></text:span><text:span text:style-name="Default_20_Paragraph_20_Font"><text:span text:style-name="T83">to help</text:span></text:span><text:span text:style-name="Default_20_Paragraph_20_Font"><text:span text:style-name="T64"> the elderly </text:span></text:span><text:span text:style-name="Default_20_Paragraph_20_Font"><text:span text:style-name="T82">find</text:span></text:span><text:span text:style-name="Default_20_Paragraph_20_Font"><text:span text:style-name="T64"> household objects (</text:span></text:span><text:span text:style-name="Default_20_Paragraph_20_Font"><text:span text:style-name="T130">ATtiny</text:span></text:span><text:span text:style-name="Default_20_Paragraph_20_Font"><text:span text:style-name="T64">, </text:span></text:span><text:span text:style-name="Default_20_Paragraph_20_Font"><text:span text:style-name="T130">NodeMCU,</text:span></text:span><text:span text:style-name="Default_20_Paragraph_20_Font"><text:span text:style-name="T64"> </text:span></text:span><text:span text:style-name="Default_20_Paragraph_20_Font"><text:span text:style-name="T134">Node</text:span></text:span><text:span text:style-name="Default_20_Paragraph_20_Font"><text:span text:style-name="T64">).</text:span></text:span></text:p>
              </text:list-item>
              <text:list-item>
                <text:p text:style-name="P35"><text:span text:style-name="Default_20_Paragraph_20_Font"><text:span text:style-name="T85">Prototyped </text:span></text:span><text:span text:style-name="Default_20_Paragraph_20_Font"><text:span text:style-name="T86">u</text:span></text:span><text:span text:style-name="Default_20_Paragraph_20_Font"><text:span text:style-name="T66">niversal</text:span></text:span><text:span text:style-name="Default_20_Paragraph_20_Font"><text:span text:style-name="T62"> video conferencing and teleoperation platform for </text:span></text:span><text:span text:style-name="Default_20_Paragraph_20_Font"><text:span text:style-name="T97">telepresence</text:span></text:span><text:span text:style-name="Default_20_Paragraph_20_Font"><text:span text:style-name="T64"> </text:span></text:span><text:span text:style-name="Default_20_Paragraph_20_Font"><text:span text:style-name="T62">robots (</text:span></text:span><text:span text:style-name="Default_20_Paragraph_20_Font"><text:span text:style-name="T103">Node</text:span></text:span><text:span text:style-name="Default_20_Paragraph_20_Font"><text:span text:style-name="T62">, </text:span></text:span><text:span text:style-name="Default_20_Paragraph_20_Font"><text:span text:style-name="T118">P2P</text:span></text:span><text:span text:style-name="Default_20_Paragraph_20_Font"><text:span text:style-name="T63">, </text:span></text:span><text:span text:style-name="Default_20_Paragraph_20_Font"><text:span text:style-name="T103">ROS</text:span></text:span><text:span text:style-name="Default_20_Paragraph_20_Font"><text:span text:style-name="T62">).</text:span></text:span></text:p>
              </text:list-item>
              <text:list-item>
                <text:p text:style-name="P37"><text:span text:style-name="Default_20_Paragraph_20_Font"><text:span text:style-name="T62">Responsible for hardware </text:span></text:span><text:span text:style-name="Default_20_Paragraph_20_Font"><text:span text:style-name="T102">interfacing </text:span></text:span><text:span text:style-name="Default_20_Paragraph_20_Font"><text:span text:style-name="T98">and</text:span></text:span><text:span text:style-name="Default_20_Paragraph_20_Font"><text:span text:style-name="T62"> voice </text:span></text:span><text:span text:style-name="Default_20_Paragraph_20_Font"><text:span text:style-name="T101">interaction</text:span></text:span><text:span text:style-name="Default_20_Paragraph_20_Font"><text:span text:style-name="T62"> for “Tablebot” telepresence robot (</text:span></text:span><text:span text:style-name="Default_20_Paragraph_20_Font"><text:span text:style-name="T129">C++</text:span></text:span><text:span text:style-name="Default_20_Paragraph_20_Font"><text:span text:style-name="T62">, </text:span></text:span><text:span text:style-name="Default_20_Paragraph_20_Font"><text:span text:style-name="T129">Python</text:span></text:span><text:span text:style-name="Default_20_Paragraph_20_Font"><text:span text:style-name="T62">, </text:span></text:span><text:span text:style-name="Default_20_Paragraph_20_Font"><text:span text:style-name="T129">ROS</text:span></text:span><text:span text:style-name="Default_20_Paragraph_20_Font"><text:span text:style-name="T62">).</text:span></text:span></text:p>
              </text:list-item>
              <text:list-item>
                <text:p text:style-name="P36"><text:span text:style-name="Default_20_Paragraph_20_Font"><text:span text:style-name="T30">Designed t</text:span></text:span><text:span text:style-name="Default_20_Paragraph_20_Font"><text:span text:style-name="T1">rash can monitoring system for Brown Facilities Department</text:span></text:span><text:span text:style-name="Default_20_Paragraph_20_Font"><text:span text:style-name="T31">; ran successful trials (</text:span></text:span><text:span text:style-name="Default_20_Paragraph_20_Font"><text:span text:style-name="T109">Node,</text:span></text:span><text:span text:style-name="Default_20_Paragraph_20_Font"><text:span text:style-name="T143"> </text:span></text:span><text:span text:style-name="Default_20_Paragraph_20_Font"><text:span text:style-name="T109">NodeMCU</text:span></text:span><text:span text:style-name="Default_20_Paragraph_20_Font"><text:span text:style-name="T110">)</text:span></text:span><text:span text:style-name="Default_20_Paragraph_20_Font"><text:span text:style-name="T150">.</text:span></text:span></text:p>
                <text:p text:style-name="P36"><text:span text:style-name="Default_20_Paragraph_20_Font"><text:span text:style-name="T150"/></text:span></text:p>
              </text:list-item>
            </text:list>
            <text:p text:style-name="P9">Teaching Assistant</text:p>
            <text:p text:style-name="P4"><text:span text:style-name="T243">Introduction to Computer Systems</text:span>, <text:span text:style-name="T240">Brown University</text:span><text:span text:style-name="T241"> CS </text:span><text:span text:style-name="T242">Department</text:span><text:tab/><text:tab/><text:tab/> <text:s text:c="5"/><text:span text:style-name="T174">Aug 2018 </text:span><text:span text:style-name="Default_20_Paragraph_20_Font"><text:span text:style-name="T174">—</text:span></text:span><text:span text:style-name="T174"> Present</text:span></text:p>
            <text:list xml:id="list5137928610995" text:continue-numbering="true" text:style-name="WWNum12">
              <text:list-item>
                <text:p text:style-name="P29"><text:span text:style-name="Default_20_Paragraph_20_Font"><text:span text:style-name="T219">Holding</text:span></text:span><text:span text:style-name="Default_20_Paragraph_20_Font"><text:span text:style-name="T216"> office and lab hours, grad</text:span></text:span><text:span text:style-name="Default_20_Paragraph_20_Font"><text:span text:style-name="T220">ing</text:span></text:span><text:span text:style-name="Default_20_Paragraph_20_Font"><text:span text:style-name="T216"> student work, </text:span></text:span><text:span text:style-name="Default_20_Paragraph_20_Font"><text:span text:style-name="T217">and develop</text:span></text:span><text:span text:style-name="Default_20_Paragraph_20_Font"><text:span text:style-name="T221">ing</text:span></text:span><text:span text:style-name="Default_20_Paragraph_20_Font"><text:span text:style-name="T217"> </text:span></text:span><text:span text:style-name="Default_20_Paragraph_20_Font"><text:span text:style-name="T224">course </text:span></text:span><text:span text:style-name="Default_20_Paragraph_20_Font"><text:span text:style-name="T222">labs </text:span></text:span><text:span text:style-name="Default_20_Paragraph_20_Font"><text:span text:style-name="T223">and </text:span></text:span><text:span text:style-name="Default_20_Paragraph_20_Font"><text:span text:style-name="T218">projects</text:span></text:span><text:span text:style-name="Default_20_Paragraph_20_Font"><text:span text:style-name="T217">.</text:span></text:span></text:p>
                <text:p text:style-name="P45"><text:span text:style-name="Default_20_Paragraph_20_Font"><text:span text:style-name="T217"/></text:span></text:p>
              </text:list-item>
            </text:list>
            <text:p text:style-name="P5">Educational Resource Developer / Instructor</text:p>
            <text:p text:style-name="P14"><text:span text:style-name="Default_20_Paragraph_20_Font"><text:span text:style-name="T53">White Mountain Science, Inc., </text:span></text:span><text:span text:style-name="Default_20_Paragraph_20_Font"><text:span text:style-name="T61">Bethlehem, NH</text:span></text:span><text:span text:style-name="Default_20_Paragraph_20_Font"><text:span text:style-name="T47"><text:tab/><text:tab/> <text:s text:c="19"/><text:tab/> <text:s text:c="6"/><text:tab/> <text:s text:c="4"/><text:tab/> <text:s text:c="4"/>Jan 2015 —</text:span></text:span><text:span text:style-name="Default_20_Paragraph_20_Font"><text:span text:style-name="T48"> Aug 2017</text:span></text:span></text:p>
            <text:list xml:id="list1484128443" text:style-name="WWNum10">
              <text:list-item>
                <text:p text:style-name="P30"><text:span text:style-name="T237">Designed H</text:span>igh Altitude Balloon (HAB) on-board, tracking, and retrieval systems <text:span text:style-name="T238">and procedures</text:span>.</text:p>
              </text:list-item>
              <text:list-item>
                <text:p text:style-name="P38"><text:span text:style-name="Default_20_Paragraph_20_Font"><text:span text:style-name="T142">Built </text:span></text:span><text:span text:style-name="Default_20_Paragraph_20_Font"><text:span text:style-name="T104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5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39"><text:span text:style-name="Default_20_Paragraph_20_Font"><text:span text:style-name="T28">Developed e</text:span></text:span><text:span text:style-name="Default_20_Paragraph_20_Font"><text:span text:style-name="T1">ducational tools </text:span></text:span><text:span text:style-name="Default_20_Paragraph_20_Font"><text:span text:style-name="T10">and coding </text:span></text:span><text:span text:style-name="Default_20_Paragraph_20_Font"><text:span text:style-name="T11">lessons </text:span></text:span><text:span text:style-name="Default_20_Paragraph_20_Font"><text:span text:style-name="T8">(</text:span></text:span><text:span text:style-name="Default_20_Paragraph_20_Font"><text:span text:style-name="T1">ScratchX extensions, </text:span></text:span><text:span text:style-name="Default_20_Paragraph_20_Font"><text:span text:style-name="T12">Javascript &amp; Scratch tutorials</text:span></text:span><text:span text:style-name="Default_20_Paragraph_20_Font"><text:span text:style-name="T9">)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/>
          </table:table-cell>
          <table:table-cell table:style-name="Table1.A3" table:number-columns-spanned="3" office:value-type="string">
            <text:list xml:id="list3988445652" text:style-name="L1">
              <text:list-item>
                <text:p text:style-name="P41"><text:span text:style-name="Default_20_Paragraph_20_Font"><text:span text:style-name="T104">Java / Javascript</text:span></text:span><text:span text:style-name="Default_20_Paragraph_20_Font"><text:span text:style-name="T1"> webapp for Wikipedia Game; </text:span></text:span><text:span text:style-name="Default_20_Paragraph_20_Font"><text:span text:style-name="T33">developed</text:span></text:span><text:span text:style-name="Default_20_Paragraph_20_Font"><text:span text:style-name="T1"> websocket communication </text:span></text:span><text:span text:style-name="Default_20_Paragraph_20_Font"><text:span text:style-name="T32">protocols</text:span></text:span><text:span text:style-name="Default_20_Paragraph_20_Font"><text:span text:style-name="T1">, designed Wikipedia page </text:span></text:span><text:span text:style-name="Default_20_Paragraph_20_Font"><text:span text:style-name="T13">link caching system to </text:span></text:span><text:span text:style-name="Default_20_Paragraph_20_Font"><text:span text:style-name="T14">speed up</text:span></text:span><text:span text:style-name="Default_20_Paragraph_20_Font"><text:span text:style-name="T1"> </text:span></text:span><text:span text:style-name="Default_20_Paragraph_20_Font"><text:span text:style-name="T15">page </text:span></text:span><text:span text:style-name="Default_20_Paragraph_20_Font"><text:span text:style-name="T1">crawling and game generation; </text:span></text:span><text:span text:style-name="Default_20_Paragraph_20_Font"><text:span text:style-name="T4">decreased</text:span></text:span><text:span text:style-name="Default_20_Paragraph_20_Font"><text:span text:style-name="T1"> memory usage </text:span></text:span><text:span text:style-name="Default_20_Paragraph_20_Font"><text:span text:style-name="T4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57">Introduction to Software Engineering</text:span></text:span><text:span text:style-name="Default_20_Paragraph_20_Font"><text:span text:style-name="T56"> final team project</text:span></text:span></text:p>
              </text:list-item>
              <text:list-item>
                <text:p text:style-name="P41"><text:span text:style-name="Default_20_Paragraph_20_Font"><text:span text:style-name="T104">Javascript-based</text:span></text:span><text:span text:style-name="Default_20_Paragraph_20_Font"><text:span text:style-name="T135"> </text:span></text:span><text:span text:style-name="Default_20_Paragraph_20_Font"><text:span text:style-name="T1">academic citation conversion engine and </text:span></text:span><text:span text:style-name="Default_20_Paragraph_20_Font"><text:span text:style-name="T104">Apache / PHP</text:span></text:span><text:span text:style-name="Default_20_Paragraph_20_Font"><text:span text:style-name="T1"> web app; </text:span></text:span><text:span text:style-name="Default_20_Paragraph_20_Font"><text:span text:style-name="T6">1000</text:span></text:span><text:span text:style-name="Default_20_Paragraph_20_Font"><text:span text:style-name="T7">+</text:span></text:span><text:span text:style-name="Default_20_Paragraph_20_Font"><text:span text:style-name="T6"> weekly visitors</text:span></text:span><text:span text:style-name="Default_20_Paragraph_20_Font"><text:span text:style-name="T1">.</text:span></text:span></text:p>
              </text:list-item>
              <text:list-item>
                <text:p text:style-name="P42"><text:span text:style-name="Default_20_Paragraph_20_Font"><text:span text:style-name="T3">Q-learning</text:span></text:span><text:span text:style-name="Default_20_Paragraph_20_Font"><text:span text:style-name="T24"> AI for checkers using </text:span></text:span><text:span text:style-name="Default_20_Paragraph_20_Font"><text:span text:style-name="T122">TensorFlow</text:span></text:span><text:span text:style-name="Default_20_Paragraph_20_Font"><text:span text:style-name="T1">. </text:span></text:span><text:span text:style-name="Default_20_Paragraph_20_Font"><text:span text:style-name="T56">Hack@Brown team</text:span></text:span></text:p>
              </text:list-item>
              <text:list-item>
                <text:p text:style-name="P43"><text:span text:style-name="Default_20_Paragraph_20_Font"><text:span text:style-name="T126">Raspberry-Pi-based</text:span></text:span><text:span text:style-name="Default_20_Paragraph_20_Font"><text:span text:style-name="T43"> </text:span></text:span><text:span text:style-name="Default_20_Paragraph_20_Font"><text:span text:style-name="T44">DIY </text:span></text:span><text:span text:style-name="Default_20_Paragraph_20_Font"><text:span text:style-name="T43">alarm clock </text:span></text:span><text:span text:style-name="Default_20_Paragraph_20_Font"><text:span text:style-name="T45">with custom 3D-printed case </text:span></text:span><text:span text:style-name="Default_20_Paragraph_20_Font"><text:span text:style-name="T46">and </text:span></text:span><text:span text:style-name="Default_20_Paragraph_20_Font"><text:span text:style-name="T127">Python / </text:span></text:span><text:span text:style-name="Default_20_Paragraph_20_Font"><text:span text:style-name="T128">Javascript</text:span></text:span><text:span text:style-name="Default_20_Paragraph_20_Font"><text:span text:style-name="T46"> web interface.</text:span></text:span></text:p>
              </text:list-item>
              <text:list-item>
                <text:p text:style-name="P41"><text:span text:style-name="Default_20_Paragraph_20_Font"><text:span text:style-name="T23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104">Node</text:span></text:span><text:span text:style-name="Default_20_Paragraph_20_Font"><text:span text:style-name="T1">, </text:span></text:span><text:span text:style-name="Default_20_Paragraph_20_Font"><text:span text:style-name="T104">D3.js</text:span></text:span><text:span text:style-name="Default_20_Paragraph_20_Font"><text:span text:style-name="T1">. </text:span></text:span><text:span text:style-name="Default_20_Paragraph_20_Font"><text:span text:style-name="T56">Brown Datathon team</text:span></text:span></text:p>
              </text:list-item>
              <text:list-item>
                <text:p text:style-name="P44"><text:span text:style-name="Default_20_Paragraph_20_Font"><text:span text:style-name="T171">Weba</text:span></text:span><text:span text:style-name="Default_20_Paragraph_20_Font"><text:span text:style-name="T164">pp </text:span></text:span><text:span text:style-name="Default_20_Paragraph_20_Font"><text:span text:style-name="T170">to show</text:span></text:span><text:span text:style-name="Default_20_Paragraph_20_Font"><text:span text:style-name="T166"> </text:span></text:span><text:span text:style-name="Default_20_Paragraph_20_Font"><text:span text:style-name="T162">public sentiment</text:span></text:span><text:span text:style-name="Default_20_Paragraph_20_Font"><text:span text:style-name="T165"> </text:span></text:span><text:span text:style-name="Default_20_Paragraph_20_Font"><text:span text:style-name="T167">of firms </text:span></text:span><text:span text:style-name="Default_20_Paragraph_20_Font"><text:span text:style-name="T168">by </text:span></text:span><text:span text:style-name="Default_20_Paragraph_20_Font"><text:span text:style-name="T169">analyzing</text:span></text:span><text:span text:style-name="Default_20_Paragraph_20_Font"><text:span text:style-name="T165"> </text:span></text:span><text:span text:style-name="Default_20_Paragraph_20_Font"><text:span text:style-name="T162">news </text:span></text:span><text:span text:style-name="Default_20_Paragraph_20_Font"><text:span text:style-name="T163">coverage</text:span></text:span><text:span text:style-name="Default_20_Paragraph_20_Font"><text:span text:style-name="T162">. </text:span></text:span><text:span text:style-name="Default_20_Paragraph_20_Font"><text:span text:style-name="T172">Node</text:span></text:span><text:span text:style-name="Default_20_Paragraph_20_Font"><text:span text:style-name="T162">, </text:span></text:span><text:span text:style-name="Default_20_Paragraph_20_Font"><text:span text:style-name="T172">MongoDB</text:span></text:span><text:span text:style-name="Default_20_Paragraph_20_Font"><text:span text:style-name="T162">. </text:span></text:span><text:span text:style-name="Default_20_Paragraph_20_Font"><text:span text:style-name="T58">HackHarvard tea</text:span></text:span><text:span text:style-name="Default_20_Paragraph_20_Font"><text:span text:style-name="T59">m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2">Languages</text:p>
          </table:table-cell>
          <table:table-cell table:style-name="Table1.B9" table:number-columns-spanned="2" office:value-type="string">
            <text:p text:style-name="P21"><text:span text:style-name="Default_20_Paragraph_20_Font"><text:span text:style-name="T146">Strong in </text:span></text:span><text:span text:style-name="Default_20_Paragraph_20_Font"><text:span text:style-name="T114">C</text:span></text:span><text:span text:style-name="Default_20_Paragraph_20_Font"><text:span text:style-name="T149">, </text:span></text:span><text:span text:style-name="Default_20_Paragraph_20_Font"><text:span text:style-name="T106">Java</text:span></text:span><text:span text:style-name="Default_20_Paragraph_20_Font"><text:span text:style-name="T146">,</text:span></text:span><text:span text:style-name="Default_20_Paragraph_20_Font"><text:span text:style-name="T141"> </text:span></text:span><text:span text:style-name="Default_20_Paragraph_20_Font"><text:span text:style-name="T108">Python</text:span></text:span><text:span text:style-name="Default_20_Paragraph_20_Font"><text:span text:style-name="T146">;</text:span></text:span><text:span text:style-name="Default_20_Paragraph_20_Font"><text:span text:style-name="T153"> </text:span></text:span><text:span text:style-name="Default_20_Paragraph_20_Font"><text:span text:style-name="T146">Proficient in </text:span></text:span><text:span text:style-name="Default_20_Paragraph_20_Font"><text:span text:style-name="T106">Javascript</text:span></text:span><text:span text:style-name="Default_20_Paragraph_20_Font"><text:span text:style-name="T146">, </text:span></text:span><text:span text:style-name="Default_20_Paragraph_20_Font"><text:span text:style-name="T108">Go</text:span></text:span><text:span text:style-name="Default_20_Paragraph_20_Font"><text:span text:style-name="T141">,</text:span></text:span><text:span text:style-name="Default_20_Paragraph_20_Font"><text:span text:style-name="T147"> </text:span></text:span><text:span text:style-name="Default_20_Paragraph_20_Font"><text:span text:style-name="T115">C++</text:span></text:span><text:span text:style-name="Default_20_Paragraph_20_Font"><text:span text:style-name="T146">;</text:span></text:span><text:span text:style-name="Default_20_Paragraph_20_Font"><text:span text:style-name="T153"> </text:span></text:span><text:span text:style-name="Default_20_Paragraph_20_Font"><text:span text:style-name="T146">Experience with </text:span></text:span><text:span text:style-name="Default_20_Paragraph_20_Font"><text:span text:style-name="T116">MATLAB,</text:span></text:span><text:span text:style-name="Default_20_Paragraph_20_Font"><text:span text:style-name="T148"> </text:span></text:span><text:span text:style-name="Default_20_Paragraph_20_Font"><text:span text:style-name="T106">Verilog</text:span></text:span></text:p>
          </table:table-cell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2">Tools</text:p>
          </table:table-cell>
          <table:table-cell table:style-name="Table1.B9" table:number-columns-spanned="2" office:value-type="string">
            <text:p text:style-name="P20"><text:span text:style-name="Default_20_Paragraph_20_Font"><text:span text:style-name="T1">Strong in </text:span></text:span><text:span text:style-name="Default_20_Paragraph_20_Font"><text:span text:style-name="T107">FreeRTOS,</text:span></text:span><text:span text:style-name="Default_20_Paragraph_20_Font"><text:span text:style-name="T140"> </text:span></text:span><text:span text:style-name="Default_20_Paragraph_20_Font"><text:span text:style-name="T113">ROS</text:span></text:span><text:span text:style-name="Default_20_Paragraph_20_Font"><text:span text:style-name="T145">, </text:span></text:span><text:span text:style-name="Default_20_Paragraph_20_Font"><text:span text:style-name="T112">Node</text:span></text:span><text:span text:style-name="Default_20_Paragraph_20_Font"><text:span text:style-name="T144">, </text:span></text:span><text:span text:style-name="Default_20_Paragraph_20_Font"><text:span text:style-name="T104">jQuery</text:span></text:span><text:span text:style-name="Default_20_Paragraph_20_Font"><text:span text:style-name="T1">, </text:span></text:span><text:span text:style-name="Default_20_Paragraph_20_Font"><text:span text:style-name="T104">Bootstra</text:span></text:span><text:span text:style-name="Default_20_Paragraph_20_Font"><text:span text:style-name="T107">p</text:span></text:span><text:span text:style-name="Default_20_Paragraph_20_Font"><text:span text:style-name="T140">,</text:span></text:span><text:span text:style-name="Default_20_Paragraph_20_Font"><text:span text:style-name="T1"> &amp; </text:span></text:span><text:span text:style-name="Default_20_Paragraph_20_Font"><text:span text:style-name="T104">Git</text:span></text:span><text:span text:style-name="Default_20_Paragraph_20_Font"><text:span text:style-name="T1">; Proficient in </text:span></text:span><text:span text:style-name="Default_20_Paragraph_20_Font"><text:span text:style-name="T104">React</text:span></text:span><text:span text:style-name="Default_20_Paragraph_20_Font"><text:span text:style-name="T1">, </text:span></text:span><text:span text:style-name="Default_20_Paragraph_20_Font"><text:span text:style-name="T117">OpenCV</text:span></text:span><text:span text:style-name="Default_20_Paragraph_20_Font"><text:span text:style-name="T1">, </text:span></text:span><text:span text:style-name="Default_20_Paragraph_20_Font"><text:span text:style-name="T123">Android</text:span></text:span></text:p>
          </table:table-cell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2">Other</text:p>
          </table:table-cell>
          <table:table-cell table:style-name="Table1.B9" table:number-columns-spanned="2" office:value-type="string">
            <text:p text:style-name="P14"><text:span text:style-name="Default_20_Paragraph_20_Font"><text:span text:style-name="T1">CAD (</text:span></text:span><text:span text:style-name="Default_20_Paragraph_20_Font"><text:span text:style-name="T104">Inventor</text:span></text:span><text:span text:style-name="Default_20_Paragraph_20_Font"><text:span text:style-name="T1">, </text:span></text:span><text:span text:style-name="Default_20_Paragraph_20_Font"><text:span text:style-name="T104">OnShape,</text:span></text:span><text:span text:style-name="Default_20_Paragraph_20_Font"><text:span text:style-name="T139"> </text:span></text:span><text:span text:style-name="Default_20_Paragraph_20_Font"><text:span text:style-name="T105">Blender</text:span></text:span><text:span text:style-name="Default_20_Paragraph_20_Font"><text:span text:style-name="T1">), 3D Printing, Laser Cutting, </text:span></text:span><text:span text:style-name="Default_20_Paragraph_20_Font"><text:span text:style-name="T38">Mill</text:span></text:span><text:span text:style-name="Default_20_Paragraph_20_Font"><text:span text:style-name="T1"> &amp; Lathe</text:span></text:span></text:p>
            <text:p text:style-name="P18"><text:span text:style-name="Default_20_Paragraph_20_Font"><text:span text:style-name="T120">Atmel MCUs,</text:span></text:span><text:span text:style-name="Default_20_Paragraph_20_Font"><text:span text:style-name="T138"> </text:span></text:span><text:span text:style-name="Default_20_Paragraph_20_Font"><text:span text:style-name="T119">Raspberry Pi,</text:span></text:span><text:span text:style-name="Default_20_Paragraph_20_Font"><text:span text:style-name="T136"> </text:span></text:span><text:span text:style-name="Default_20_Paragraph_20_Font"><text:span text:style-name="T119">Arduino</text:span></text:span><text:span text:style-name="Default_20_Paragraph_20_Font"><text:span text:style-name="T16">, </text:span></text:span><text:span text:style-name="Default_20_Paragraph_20_Font"><text:span text:style-name="T119">FPGAs/</text:span></text:span><text:span text:style-name="Default_20_Paragraph_20_Font"><text:span text:style-name="T125">CPLDs</text:span></text:span><text:span text:style-name="Default_20_Paragraph_20_Font"><text:span text:style-name="T16"> (minimal), and digital/analog components</text:span></text:span></text:p>
            <text:p text:style-name="P14"><text:span text:style-name="Default_20_Paragraph_20_Font"><text:span text:style-name="T23">G</text:span></text:span><text:span text:style-name="Default_20_Paragraph_20_Font"><text:span text:style-name="T1">raphic </text:span></text:span><text:span text:style-name="Default_20_Paragraph_20_Font"><text:span text:style-name="T25">d</text:span></text:span><text:span text:style-name="Default_20_Paragraph_20_Font"><text:span text:style-name="T1">esign (</text:span></text:span><text:span text:style-name="Default_20_Paragraph_20_Font"><text:span text:style-name="T104">Premier</text:span></text:span><text:span text:style-name="Default_20_Paragraph_20_Font"><text:span text:style-name="T1">, </text:span></text:span><text:span text:style-name="Default_20_Paragraph_20_Font"><text:span text:style-name="T124">Blender,</text:span></text:span><text:span text:style-name="Default_20_Paragraph_20_Font"><text:span text:style-name="T137"> </text:span></text:span><text:span text:style-name="Default_20_Paragraph_20_Font"><text:span text:style-name="T104">GIMP</text:span></text:span><text:span text:style-name="Default_20_Paragraph_20_Font"><text:span text:style-name="T1">, </text:span></text:span><text:span text:style-name="Default_20_Paragraph_20_Font"><text:span text:style-name="T104">Photoshop,</text:span></text:span><text:span text:style-name="Default_20_Paragraph_20_Font"><text:span text:style-name="T139"> </text:span></text:span><text:span text:style-name="Default_20_Paragraph_20_Font"><text:span text:style-name="T111">Inkscape</text:span></text:span><text:span text:style-name="Default_20_Paragraph_20_Font"><text:span text:style-name="T139">)</text:span></text:span></text:p>
            <text:p text:style-name="P14"><text:span text:style-name="T26">A</text:span><text:span text:style-name="T1">mateur radio operator </text:span><text:span text:style-name="T18">(</text:span><text:span text:style-name="T34">callsign </text:span><text:span text:style-name="T18">KC1ICW)</text:span><text:span text:style-name="T1">, </text:span><text:span text:style-name="T16">s</text:span><text:span text:style-name="Default_20_Paragraph_20_Font"><text:span text:style-name="T1">tudent </text:span></text:span><text:span text:style-name="Default_20_Paragraph_20_Font"><text:span text:style-name="T16">p</text:span></text:span><text:span text:style-name="Default_20_Paragraph_20_Font"><text:span text:style-name="T1">ilot (</text:span></text:span><text:span text:style-name="Default_20_Paragraph_20_Font"><text:span text:style-name="T19">can </text:span></text:span><text:span text:style-name="Default_20_Paragraph_20_Font"><text:span text:style-name="T20">f</text:span></text:span><text:span text:style-name="Default_20_Paragraph_20_Font"><text:span text:style-name="T21">ly</text:span></text:span><text:span text:style-name="Default_20_Paragraph_20_Font"><text:span text:style-name="T1"> solo),</text:span></text:span><text:span text:style-name="Default_20_Paragraph_20_Font"><text:span text:style-name="T16"> and FIRST </text:span></text:span><text:span text:style-name="Default_20_Paragraph_20_Font"><text:span text:style-name="T18">Robotics</text:span></text:span><text:span text:style-name="Default_20_Paragraph_20_Font"><text:span text:style-name="T16"> (FRC) alum</text:span>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title/>
    <meta:initial-creator>Mckenna Cisler</meta:initial-creator>
    <meta:creation-date>2016-11-08T17:51:00Z</meta:creation-date>
    <dc:date>2018-10-28T00:50:49.969968179</dc:date>
    <meta:print-date>2017-06-25T16:39:00Z</meta:print-date>
    <meta:editing-cycles>1231</meta:editing-cycles>
    <meta:editing-duration>PT16H30M35S</meta:editing-duration>
    <meta:document-statistic meta:table-count="1" meta:image-count="0" meta:object-count="0" meta:page-count="1" meta:paragraph-count="61" meta:word-count="636" meta:character-count="4684" meta:non-whitespace-character-count="39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